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/>
    <style:font-face style:name="OpenSymbol1" svg:font-family="OpenSymbol, 'Arial Unicode MS'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9.07cm"/>
    </style:style>
    <style:style style:name="Tabela2.B" style:family="table-column">
      <style:table-column-properties style:column-width="9.13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896cm" fo:break-before="auto" fo:break-after="auto" table:align="left" style:writing-mode="lr-tb"/>
    </style:style>
    <style:style style:name="Tabela11.A" style:family="table-column">
      <style:table-column-properties style:column-width="3.207cm"/>
    </style:style>
    <style:style style:name="Tabela11.B" style:family="table-column">
      <style:table-column-properties style:column-width="14.69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" style:family="table">
      <style:table-properties style:width="18.143cm" table:align="margins" style:writing-mode="lr-tb"/>
    </style:style>
    <style:style style:name="Tabela12.A" style:family="table-column">
      <style:table-column-properties style:column-width="18.143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99cm" fo:margin-left="0.035cm" table:align="left" style:writing-mode="lr-tb"/>
    </style:style>
    <style:style style:name="Tabela1.A" style:family="table-column">
      <style:table-column-properties style:column-width="4.461cm"/>
    </style:style>
    <style:style style:name="Tabela1.B" style:family="table-column">
      <style:table-column-properties style:column-width="13.339cm"/>
    </style:style>
    <style:style style:name="Tabela1.1" style:family="table-row">
      <style:table-row-properties style:min-row-height="0.041cm" fo:keep-together="auto"/>
    </style:style>
    <style:style style:name="Tabe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0.794cm" fo:keep-together="auto"/>
    </style:style>
    <style:style style:name="Tabela1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1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5" style:family="table">
      <style:table-properties style:width="17.799cm" fo:margin-left="0.035cm" table:align="left" style:writing-mode="lr-tb"/>
    </style:style>
    <style:style style:name="Tabela5.A" style:family="table-column">
      <style:table-column-properties style:column-width="5.304cm"/>
    </style:style>
    <style:style style:name="Tabela5.B" style:family="table-column">
      <style:table-column-properties style:column-width="12.495cm"/>
    </style:style>
    <style:style style:name="Tabela5.1" style:family="table-row">
      <style:table-row-properties style:min-row-height="0.041cm" fo:keep-together="auto"/>
    </style:style>
    <style:style style:name="Tabela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5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5.7" style:family="table-row">
      <style:table-row-properties style:min-row-height="0.794cm" fo:keep-together="auto"/>
    </style:style>
    <style:style style:name="Tabela5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5.B7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25pt solid #000000" style:writing-mode="lr-tb">
        <style:background-image/>
      </style:table-cell-properties>
    </style:style>
    <style:style style:name="Tabela5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5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9" style:family="table">
      <style:table-properties style:width="17.799cm" fo:margin-left="0.035cm" table:align="left" style:writing-mode="lr-tb"/>
    </style:style>
    <style:style style:name="Tabela9.A" style:family="table-column">
      <style:table-column-properties style:column-width="4.461cm"/>
    </style:style>
    <style:style style:name="Tabela9.B" style:family="table-column">
      <style:table-column-properties style:column-width="13.339cm"/>
    </style:style>
    <style:style style:name="Tabela9.1" style:family="table-row">
      <style:table-row-properties style:min-row-height="0.041cm" fo:keep-together="auto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9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9.7" style:family="table-row">
      <style:table-row-properties style:min-row-height="0.794cm" fo:keep-together="auto"/>
    </style:style>
    <style:style style:name="Tabela9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9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7" style:family="table">
      <style:table-properties style:width="17.799cm" fo:margin-left="0.035cm" table:align="left" style:writing-mode="lr-tb"/>
    </style:style>
    <style:style style:name="Tabela7.A" style:family="table-column">
      <style:table-column-properties style:column-width="4.461cm"/>
    </style:style>
    <style:style style:name="Tabela7.B" style:family="table-column">
      <style:table-column-properties style:column-width="13.339cm"/>
    </style:style>
    <style:style style:name="Tabela7.1" style:family="table-row">
      <style:table-row-properties style:min-row-height="0.041cm" fo:keep-together="auto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7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7.7" style:family="table-row">
      <style:table-row-properties style:min-row-height="0.794cm" fo:keep-together="auto"/>
    </style:style>
    <style:style style:name="Tabela7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7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3" style:family="table">
      <style:table-properties style:width="17.799cm" fo:margin-left="0.035cm" table:align="left" style:writing-mode="lr-tb"/>
    </style:style>
    <style:style style:name="Tabela3.A" style:family="table-column">
      <style:table-column-properties style:column-width="4.461cm"/>
    </style:style>
    <style:style style:name="Tabela3.B" style:family="table-column">
      <style:table-column-properties style:column-width="13.339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3.7" style:family="table-row">
      <style:table-row-properties style:min-row-height="0.794cm" fo:keep-together="auto"/>
    </style:style>
    <style:style style:name="Tabela3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3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6" style:family="table">
      <style:table-properties style:width="17.799cm" table:align="left" style:writing-mode="lr-tb"/>
    </style:style>
    <style:style style:name="Tabela6.A" style:family="table-column">
      <style:table-column-properties style:column-width="3.397cm"/>
    </style:style>
    <style:style style:name="Tabela6.B" style:family="table-column">
      <style:table-column-properties style:column-width="1.894cm"/>
    </style:style>
    <style:style style:name="Tabela6.C" style:family="table-column">
      <style:table-column-properties style:column-width="10.294cm"/>
    </style:style>
    <style:style style:name="Tabela6.D" style:family="table-column">
      <style:table-column-properties style:column-width="2.214cm"/>
    </style:style>
    <style:style style:name="Tabela6.1" style:family="table-row">
      <style:table-row-properties style:min-row-height="0.041cm" fo:keep-together="auto"/>
    </style:style>
    <style:style style:name="Tabela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6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6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6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11" style:family="table-row">
      <style:table-row-properties style:min-row-height="0.527cm" fo:keep-together="auto"/>
    </style:style>
    <style:style style:name="Tabela6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6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0" style:family="table">
      <style:table-properties style:width="17.799cm" table:align="left" style:writing-mode="lr-tb"/>
    </style:style>
    <style:style style:name="Tabela10.A" style:family="table-column">
      <style:table-column-properties style:column-width="3.397cm"/>
    </style:style>
    <style:style style:name="Tabela10.B" style:family="table-column">
      <style:table-column-properties style:column-width="1.894cm"/>
    </style:style>
    <style:style style:name="Tabela10.C" style:family="table-column">
      <style:table-column-properties style:column-width="10.294cm"/>
    </style:style>
    <style:style style:name="Tabela10.D" style:family="table-column">
      <style:table-column-properties style:column-width="2.214cm"/>
    </style:style>
    <style:style style:name="Tabela10.1" style:family="table-row">
      <style:table-row-properties style:min-row-height="0.041cm" fo:keep-together="auto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0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0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0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11" style:family="table-row">
      <style:table-row-properties style:min-row-height="0.527cm" fo:keep-together="auto"/>
    </style:style>
    <style:style style:name="Tabela10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0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3" style:family="table">
      <style:table-properties style:width="17.799cm" table:align="left" style:writing-mode="lr-tb"/>
    </style:style>
    <style:style style:name="Tabela13.A" style:family="table-column">
      <style:table-column-properties style:column-width="3.397cm"/>
    </style:style>
    <style:style style:name="Tabela13.B" style:family="table-column">
      <style:table-column-properties style:column-width="1.894cm"/>
    </style:style>
    <style:style style:name="Tabela13.C" style:family="table-column">
      <style:table-column-properties style:column-width="10.294cm"/>
    </style:style>
    <style:style style:name="Tabela13.D" style:family="table-column">
      <style:table-column-properties style:column-width="2.214cm"/>
    </style:style>
    <style:style style:name="Tabela13.1" style:family="table-row">
      <style:table-row-properties style:min-row-height="0.041cm" fo:keep-together="auto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3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3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3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11" style:family="table-row">
      <style:table-row-properties style:min-row-height="0.527cm" fo:keep-together="auto"/>
    </style:style>
    <style:style style:name="Tabela13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3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4" style:family="table">
      <style:table-properties style:width="17.799cm" table:align="left" style:writing-mode="lr-tb"/>
    </style:style>
    <style:style style:name="Tabela14.A" style:family="table-column">
      <style:table-column-properties style:column-width="3.397cm"/>
    </style:style>
    <style:style style:name="Tabela14.B" style:family="table-column">
      <style:table-column-properties style:column-width="1.894cm"/>
    </style:style>
    <style:style style:name="Tabela14.C" style:family="table-column">
      <style:table-column-properties style:column-width="10.294cm"/>
    </style:style>
    <style:style style:name="Tabela14.D" style:family="table-column">
      <style:table-column-properties style:column-width="2.214cm"/>
    </style:style>
    <style:style style:name="Tabela14.1" style:family="table-row">
      <style:table-row-properties style:min-row-height="0.041cm" fo:keep-together="auto"/>
    </style:style>
    <style:style style:name="Tabela14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4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4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4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11" style:family="table-row">
      <style:table-row-properties style:min-row-height="0.527cm" fo:keep-together="auto"/>
    </style:style>
    <style:style style:name="Tabela14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4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4.A16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A17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" style:family="table">
      <style:table-properties style:width="17.799cm" table:align="left" style:writing-mode="lr-tb"/>
    </style:style>
    <style:style style:name="Tabela15.A" style:family="table-column">
      <style:table-column-properties style:column-width="3.397cm"/>
    </style:style>
    <style:style style:name="Tabela15.B" style:family="table-column">
      <style:table-column-properties style:column-width="1.894cm"/>
    </style:style>
    <style:style style:name="Tabela15.C" style:family="table-column">
      <style:table-column-properties style:column-width="10.294cm"/>
    </style:style>
    <style:style style:name="Tabela15.D" style:family="table-column">
      <style:table-column-properties style:column-width="2.214cm"/>
    </style:style>
    <style:style style:name="Tabela15.1" style:family="table-row">
      <style:table-row-properties style:min-row-height="0.041cm" fo:keep-together="auto"/>
    </style:style>
    <style:style style:name="Tabela1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5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5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5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11" style:family="table-row">
      <style:table-row-properties style:min-row-height="0.527cm" fo:keep-together="auto"/>
    </style:style>
    <style:style style:name="Tabela15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5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5.A16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A17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" style:family="table">
      <style:table-properties style:width="17.799cm" table:align="left" style:writing-mode="lr-tb"/>
    </style:style>
    <style:style style:name="Tabela16.A" style:family="table-column">
      <style:table-column-properties style:column-width="3.397cm"/>
    </style:style>
    <style:style style:name="Tabela16.B" style:family="table-column">
      <style:table-column-properties style:column-width="1.894cm"/>
    </style:style>
    <style:style style:name="Tabela16.C" style:family="table-column">
      <style:table-column-properties style:column-width="10.294cm"/>
    </style:style>
    <style:style style:name="Tabela16.D" style:family="table-column">
      <style:table-column-properties style:column-width="2.214cm"/>
    </style:style>
    <style:style style:name="Tabela16.1" style:family="table-row">
      <style:table-row-properties style:min-row-height="0.041cm" fo:keep-together="auto"/>
    </style:style>
    <style:style style:name="Tabela1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6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6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6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6.11" style:family="table-row">
      <style:table-row-properties style:min-row-height="0.527cm" fo:keep-together="auto"/>
    </style:style>
    <style:style style:name="Tabela16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6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6.A16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A17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A20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25pt solid #000000" style:writing-mode="lr-tb">
        <style:background-image/>
      </style:table-cell-properties>
    </style:style>
    <style:style style:name="Tabela16.D20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8" style:family="table">
      <style:table-properties style:width="17.582cm" table:align="left" style:writing-mode="lr-tb"/>
    </style:style>
    <style:style style:name="Tabela8.A" style:family="table-column">
      <style:table-column-properties style:column-width="6.817cm"/>
    </style:style>
    <style:style style:name="Tabela8.B" style:family="table-column">
      <style:table-column-properties style:column-width="10.765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8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26" style:family="table-row">
      <style:table-row-properties style:row-height="0.489cm" fo:keep-together="always"/>
    </style:style>
    <style:style style:name="Tabela8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7.582cm" table:align="left" style:writing-mode="lr-tb"/>
    </style:style>
    <style:style style:name="Tabela4.A" style:family="table-column">
      <style:table-column-properties style:column-width="6.817cm"/>
    </style:style>
    <style:style style:name="Tabela4.B" style:family="table-column">
      <style:table-column-properties style:column-width="10.76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28" style:family="table-row">
      <style:table-row-properties style:row-height="0.489cm" fo:keep-together="always"/>
    </style:style>
    <style:style style:name="Tabela4.B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7.582cm" table:align="left" style:writing-mode="lr-tb"/>
    </style:style>
    <style:style style:name="Tabela17.A" style:family="table-column">
      <style:table-column-properties style:column-width="6.817cm"/>
    </style:style>
    <style:style style:name="Tabela17.B" style:family="table-column">
      <style:table-column-properties style:column-width="10.765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7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7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7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7.B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26" style:family="table-row">
      <style:table-row-properties style:row-height="0.489cm" fo:keep-together="always"/>
    </style:style>
    <style:style style:name="Tabela17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7.582cm" table:align="left" style:writing-mode="lr-tb"/>
    </style:style>
    <style:style style:name="Tabela18.A" style:family="table-column">
      <style:table-column-properties style:column-width="6.817cm"/>
    </style:style>
    <style:style style:name="Tabela18.B" style:family="table-column">
      <style:table-column-properties style:column-width="10.765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8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8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8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8.B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26" style:family="table-row">
      <style:table-row-properties style:row-height="0.489cm" fo:keep-together="always"/>
    </style:style>
    <style:style style:name="Tabela18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7.582cm" table:align="left" style:writing-mode="lr-tb"/>
    </style:style>
    <style:style style:name="Tabela19.A" style:family="table-column">
      <style:table-column-properties style:column-width="6.817cm"/>
    </style:style>
    <style:style style:name="Tabela19.B" style:family="table-column">
      <style:table-column-properties style:column-width="10.765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9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9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9.B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26" style:family="table-row">
      <style:table-row-properties style:row-height="0.489cm" fo:keep-together="always"/>
    </style:style>
    <style:style style:name="Tabela19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7.582cm" table:align="left" style:writing-mode="lr-tb"/>
    </style:style>
    <style:style style:name="Tabela20.A" style:family="table-column">
      <style:table-column-properties style:column-width="6.817cm"/>
    </style:style>
    <style:style style:name="Tabela20.B" style:family="table-column">
      <style:table-column-properties style:column-width="10.765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A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28" style:family="table-row">
      <style:table-row-properties style:row-height="0.489cm" fo:keep-together="always"/>
    </style:style>
    <style:style style:name="Tabela20.B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7.582cm" table:align="left" style:writing-mode="lr-tb"/>
    </style:style>
    <style:style style:name="Tabela21.A" style:family="table-column">
      <style:table-column-properties style:column-width="6.817cm"/>
    </style:style>
    <style:style style:name="Tabela21.B" style:family="table-column">
      <style:table-column-properties style:column-width="10.765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1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1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16" style:family="table-row">
      <style:table-row-properties style:row-height="0.489cm" fo:keep-together="always"/>
    </style:style>
    <style:style style:name="Tabela21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7.582cm" table:align="left" style:writing-mode="lr-tb"/>
    </style:style>
    <style:style style:name="Tabela22.A" style:family="table-column">
      <style:table-column-properties style:column-width="6.817cm"/>
    </style:style>
    <style:style style:name="Tabela22.B" style:family="table-column">
      <style:table-column-properties style:column-width="10.765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B10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2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16" style:family="table-row">
      <style:table-row-properties style:row-height="0.489cm" fo:keep-together="always"/>
    </style:style>
    <style:style style:name="Tabela22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Verdana" fo:font-size="10pt" officeooo:rsid="007af1b6" officeooo:paragraph-rsid="00594205" style:font-size-asian="10pt" style:font-name-complex="Verdana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font-size="12pt" officeooo:paragraph-rsid="0075caf7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822a05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officeooo:paragraph-rsid="007e3cea" style:font-size-asian="12pt" style:font-size-complex="12pt"/>
    </style:style>
    <style:style style:name="P6" style:family="paragraph" style:parent-style-name="Preformatted_20_Text_20__28_user_29_">
      <style:paragraph-properties fo:margin-left="0cm" fo:margin-right="0cm" fo:margin-top="0cm" fo:margin-bottom="0cm" style:contextual-spacing="false" fo:text-align="justify" style:justify-single-word="false" fo:hyphenation-ladder-count="no-limit" fo:text-indent="1.249cm" style:auto-text-indent="false" style:text-autospace="none"/>
      <style:text-properties style:font-name="Times New Roman" fo:font-size="12pt" officeooo:paragraph-rsid="00671ce6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text-indent="1.249cm" style:auto-text-indent="false" style:text-autospace="none"/>
      <style:text-properties style:font-name="Times New Roman" fo:font-size="12pt" officeooo:paragraph-rsid="006d5c4c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6d5c4c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5c079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822a05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093bf8" officeooo:paragraph-rsid="007af1b6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officeooo:rsid="007fb2b5" officeooo:paragraph-rsid="007fb2b5" style:font-size-asian="12pt" style:font-size-complex="12pt"/>
    </style:style>
    <style:style style:name="P13" style:family="paragraph" style:parent-style-name="Corpo_20_de_20_texto_20_21">
      <style:text-properties style:font-name="Times New Roman" fo:font-size="12pt" officeooo:rsid="007fb2b5" officeooo:paragraph-rsid="007fb2b5" style:font-size-asian="12pt" style:font-name-complex="Times New Roman" style:font-size-complex="12pt"/>
    </style:style>
    <style:style style:name="P14" style:family="paragraph" style:parent-style-name="Corpo_20_de_20_texto_20_21">
      <style:text-properties style:font-name="Times New Roman" fo:font-size="12pt" officeooo:rsid="007fb2b5" officeooo:paragraph-rsid="00808f9a" style:font-size-asian="12pt" style:font-name-complex="Times New Roman" style:font-size-complex="12pt"/>
    </style:style>
    <style:style style:name="P15" style:family="paragraph" style:parent-style-name="Corpo_20_de_20_texto_20_21">
      <style:text-properties style:font-name="Times New Roman" fo:font-size="12pt" officeooo:rsid="007fb2b5" officeooo:paragraph-rsid="00822a05" style:font-size-asian="12pt" style:font-name-complex="Times New Roman" style:font-size-complex="12pt"/>
    </style:style>
    <style:style style:name="P16" style:family="paragraph" style:parent-style-name="Corpo_20_de_20_texto_20_21">
      <style:text-properties style:font-name="Times New Roman" fo:font-size="12pt" officeooo:rsid="00808f9a" officeooo:paragraph-rsid="00808f9a" style:font-size-asian="12pt" style:font-name-complex="Times New Roman" style:font-size-complex="12pt"/>
    </style:style>
    <style:style style:name="P17" style:family="paragraph" style:parent-style-name="Standard">
      <style:paragraph-properties fo:text-align="justify" style:justify-single-word="false" fo:hyphenation-ladder-count="no-limit" style:text-autospace="none">
        <style:tab-stops>
          <style:tab-stop style:position="5.456cm"/>
        </style:tab-stops>
      </style:paragraph-properties>
      <style:text-properties style:font-name="Times New Roman" fo:font-size="12pt" officeooo:paragraph-rsid="007af1b6" style:font-size-asian="12pt" style:font-name-complex="Tahoma" style:font-size-complex="12pt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paragraph-rsid="007af1b6" style:font-size-asian="12pt" style:font-name-complex="Verdana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6deb0a" officeooo:paragraph-rsid="0075caf7" style:font-size-asian="12pt" style:font-weight-asian="bold" style:font-size-complex="12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style:font-name="Times New Roman" fo:font-size="12pt" fo:font-weight="bold" officeooo:paragraph-rsid="007cc9cd" style:font-size-asian="12pt" style:font-weight-asian="bold" style:font-size-complex="12pt"/>
    </style:style>
    <style:style style:name="P21" style:family="paragraph" style:parent-style-name="Corpo_20_de_20_texto_20_21">
      <style:text-properties style:font-name="Times New Roman" fo:font-size="12pt" fo:font-weight="bold" officeooo:rsid="005c1a2c" officeooo:paragraph-rsid="005e6567" style:font-size-asian="12pt" style:font-weight-asian="bold" style:font-name-complex="Times New Roman" style:font-size-complex="12pt" style:font-weight-complex="bold"/>
    </style:style>
    <style:style style:name="P22" style:family="paragraph" style:parent-style-name="Corpo_20_de_20_texto_20_21">
      <style:text-properties style:font-name="Times New Roman" fo:font-size="12pt" fo:font-weight="bold" officeooo:rsid="007fb2b5" officeooo:paragraph-rsid="007fb2b5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font-weight="bold" officeooo:paragraph-rsid="0075caf7" style:letter-kerning="true" style:font-size-asian="12pt" style:font-weight-asian="bold" style:font-name-complex="Helvetica" style:font-size-complex="12pt" style:font-weight-complex="bold"/>
    </style:style>
    <style:style style:name="P24" style:family="paragraph" style:parent-style-name="Header">
      <style:paragraph-properties fo:text-align="center" style:justify-single-word="false" style:snap-to-layout-grid="false"/>
      <style:text-properties style:font-name="Times New Roman" fo:font-size="12pt" fo:font-weight="bold" officeooo:paragraph-rsid="007cc9cd" style:letter-kerning="true" style:font-size-asian="12pt" style:font-weight-asian="bold" style:font-name-complex="Verdana" style:font-size-complex="12pt"/>
    </style:style>
    <style:style style:name="P25" style:family="paragraph" style:parent-style-name="Header">
      <style:paragraph-properties fo:text-align="center" style:justify-single-word="false" fo:orphans="0" fo:widows="0"/>
      <style:text-properties style:font-name="Times New Roman" fo:font-size="12pt" fo:language="pt" fo:country="BR" style:text-underline-style="solid" style:text-underline-width="auto" style:text-underline-color="font-color" fo:font-weight="bold" officeooo:rsid="0075caf7" officeooo:paragraph-rsid="0075caf7" style:font-name-asian="Verdana" style:font-size-asian="12pt" style:font-weight-asian="bold" style:font-name-complex="Verdana" style:font-size-complex="12pt" style:font-weight-complex="bold"/>
    </style:style>
    <style:style style:name="P26" style:family="paragraph" style:parent-style-name="Header">
      <style:paragraph-properties fo:text-align="center" style:justify-single-word="false" style:snap-to-layout-grid="false"/>
      <style:text-properties style:font-name="Times New Roman" fo:font-size="12pt" fo:language="pt" fo:country="BR" style:text-underline-style="solid" style:text-underline-width="auto" style:text-underline-color="font-color" fo:font-weight="bold" officeooo:rsid="0075caf7" officeooo:paragraph-rsid="007cc9cd" style:font-name-asian="Verdana" style:font-size-asian="12pt" style:font-weight-asian="bold" style:font-name-complex="Verdana" style:font-size-complex="12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75caf7" officeooo:paragraph-rsid="0075caf7" style:font-name-asian="Verdana" style:font-size-asian="12pt" style:font-weight-asian="bold" style:font-name-complex="Verdana" style:font-size-complex="12pt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c079a" officeooo:paragraph-rsid="0075caf7" style:font-name-asian="Verdana" style:font-size-asian="12pt" style:font-weight-asian="bold" style:font-name-complex="Verdana" style:font-size-complex="12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c079a" officeooo:paragraph-rsid="005e6567" style:font-name-asian="Verdana" style:font-size-asian="12pt" style:font-weight-asian="bold" style:font-name-complex="Verdana" style:font-size-complex="12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c079a" officeooo:paragraph-rsid="005c1a2c" style:font-name-asian="Verdana" style:font-size-asian="12pt" style:font-weight-asian="bold" style:font-name-complex="Verdana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346934" officeooo:paragraph-rsid="005e6567" style:font-name-asian="Verdana" style:font-size-asian="12pt" style:font-weight-asian="bold" style:font-name-complex="Verdana" style:font-size-complex="12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e6567" officeooo:paragraph-rsid="005e6567" style:font-name-asian="Verdana" style:font-size-asian="12pt" style:font-weight-asian="bold" style:font-name-complex="Verdana" style:font-size-complex="12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fo:font-weight="bold" officeooo:rsid="005e6567" officeooo:paragraph-rsid="005e6567" style:font-name-asian="Verdana" style:font-size-asian="12pt" style:font-weight-asian="bold" style:font-name-complex="Verdana" style:font-size-complex="12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fo:font-weight="normal" officeooo:rsid="001c10c3" officeooo:paragraph-rsid="006d5c4c" style:font-name-asian="Verdana" style:font-size-asian="12pt" style:font-weight-asian="normal" style:font-name-complex="Verdana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" fo:font-size="12pt" fo:language="pt" fo:country="BR" fo:font-weight="normal" officeooo:paragraph-rsid="005e6567" style:font-name-asian="Verdana" style:font-size-asian="12pt" style:language-asian="pt" style:country-asian="BR" style:font-weight-asian="normal" style:font-name-complex="Verdana" style:font-size-complex="12pt" style:font-weight-complex="normal"/>
    </style:style>
    <style:style style:name="P36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hyphenation-ladder-count="no-limit" style:shadow="none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justify" style:justify-single-word="false" fo:hyphenation-ladder-count="no-limit" style:shadow="none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text-align="center" style:justify-single-word="false" fo:hyphenation-ladder-count="no-limit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text-align="center" style:justify-single-word="false" fo:hyphenation-ladder-count="no-limit" style:text-autospace="none" style:snap-to-layout-grid="false"/>
      <style:text-properties style:font-name="Times New Roman" fo:font-size="12pt" fo:language="zxx" fo:country="none" officeooo:rsid="0020a830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paragraph-rsid="006d5c4c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paragraph-rsid="005c079a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paragraph-rsid="00822a05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7c950b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loext:graphic-properties draw:fill-gradient-name="gradient" draw:fill-hatch-name="hatch"/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7c950b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822a05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text-align="justify" style:justify-single-word="false" fo:hyphenation-ladder-count="no-limit" style:text-autospace="none"/>
      <style:text-properties style:font-name="Times New Roman" fo:font-size="12pt" fo:language="zxx" fo:country="none" fo:font-weight="bold" officeooo:paragraph-rsid="005c079a" style:font-size-asian="12pt" style:language-asian="pt" style:country-asian="BR" style:font-weight-asian="bold" style:font-name-complex="Verdana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Corpo_20_de_20_texto_20_21">
      <style:text-properties style:font-name="Times New Roman" fo:font-size="12pt" fo:font-weight="normal" officeooo:rsid="007fb2b5" officeooo:paragraph-rsid="007fb2b5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093bf8" officeooo:paragraph-rsid="007af1b6" style:font-size-asian="12pt" style:language-asian="ar" style:country-asian="SA" style:font-name-complex="Verdana" style:font-size-complex="12pt"/>
    </style:style>
    <style:style style:name="P50" style:family="paragraph" style:parent-style-name="Header" style:master-page-name="Standard">
      <style:paragraph-properties fo:text-align="center" style:justify-single-word="false" style:page-number="auto" style:snap-to-layout-grid="false"/>
      <style:text-properties style:font-name="Times New Roman" fo:font-size="12pt" fo:font-weight="bold" officeooo:paragraph-rsid="007cc9cd" style:letter-kerning="true" style:font-size-asian="12pt" style:font-weight-asian="bold" style:font-size-complex="12pt"/>
    </style:style>
    <style:style style:name="P51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fo:font-weight="normal" officeooo:rsid="00093bf8" officeooo:paragraph-rsid="005c079a" style:font-name-asian="Verdana" style:font-size-asian="12pt" style:font-weight-asian="normal" style:font-name-complex="Verdana" style:font-size-complex="12pt" style:font-weight-complex="normal"/>
    </style:style>
    <style:style style:name="P52" style:family="paragraph" style:parent-style-name="Standard" style:master-page-name="Standard">
      <style:paragraph-properties fo:text-align="justify" style:justify-single-word="false" fo:orphans="0" fo:widows="0" fo:hyphenation-ladder-count="no-limit" style:page-number="auto" fo:break-before="page" style:text-autospace="none"/>
      <style:text-properties style:font-name="Times New Roman" fo:font-size="12pt" fo:language="zxx" fo:country="none" officeooo:paragraph-rsid="00822a05" style:font-size-asian="12pt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 fo:hyphenation-ladder-count="no-limit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8563aa" officeooo:paragraph-rsid="008563aa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hyphenation-ladder-count="no-limit" style:shadow="none" style:text-autospace="none" style:snap-to-layout-grid="false"/>
      <style:text-properties style:font-name="Times New Roman" fo:font-size="12pt" fo:language="zxx" fo:country="none" officeooo:rsid="008563aa" officeooo:paragraph-rsid="008563aa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hyphenation-ladder-count="no-limit" style:shadow="none" style:text-autospace="none" style:snap-to-layout-grid="false"/>
      <style:text-properties style:font-name="Times New Roman" fo:font-size="12pt" fo:language="zxx" fo:country="none" officeooo:rsid="008563aa" officeooo:paragraph-rsid="008603e6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paragraph-properties fo:hyphenation-ladder-count="no-limit" style:shadow="none" style:text-autospace="none" style:snap-to-layout-grid="false"/>
      <style:text-properties style:font-name="Times New Roman" fo:font-size="12pt" fo:language="zxx" fo:country="none" officeooo:rsid="008563aa" officeooo:paragraph-rsid="008616e4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paragraph-properties fo:hyphenation-ladder-count="no-limit" style:shadow="none" style:text-autospace="none" style:snap-to-layout-grid="false"/>
      <style:text-properties style:font-name="Times New Roman" fo:font-size="12pt" fo:language="zxx" fo:country="none" officeooo:rsid="008563aa" officeooo:paragraph-rsid="0086fbb4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8563aa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8603e6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8616e4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86fbb4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7af1b6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8563aa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8603e6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8616e4" style:font-size-asian="12pt" style:font-size-complex="12pt"/>
    </style:style>
    <style:style style:name="P67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86fbb4" style:font-size-asian="12pt" style:font-size-complex="12pt"/>
    </style:style>
    <style:style style:name="P6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paragraph-rsid="008563aa" style:font-size-asian="12pt" style:font-name-complex="Verdana" style:font-size-complex="12pt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paragraph-rsid="008603e6" style:font-size-asian="12pt" style:font-name-complex="Verdana" style:font-size-complex="12pt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paragraph-rsid="008616e4" style:font-size-asian="12pt" style:font-name-complex="Verdana" style:font-size-complex="12pt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paragraph-rsid="0086fbb4" style:font-size-asian="12pt" style:font-name-complex="Verdana" style:font-size-complex="12pt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563aa" officeooo:paragraph-rsid="008563aa" style:font-size-asian="12pt" style:font-name-complex="Verdana" style:font-size-complex="12pt"/>
    </style:style>
    <style:style style:name="P73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563aa" officeooo:paragraph-rsid="008603e6" style:font-size-asian="12pt" style:font-name-complex="Verdana" style:font-size-complex="12pt"/>
    </style:style>
    <style:style style:name="P74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563aa" officeooo:paragraph-rsid="008616e4" style:font-size-asian="12pt" style:font-name-complex="Verdana" style:font-size-complex="12pt"/>
    </style:style>
    <style:style style:name="P75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563aa" officeooo:paragraph-rsid="0086fbb4" style:font-size-asian="12pt" style:font-name-complex="Verdana" style:font-size-complex="12pt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603e6" officeooo:paragraph-rsid="008603e6" style:font-size-asian="12pt" style:font-name-complex="Verdana" style:font-size-complex="12pt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603e6" officeooo:paragraph-rsid="008616e4" style:font-size-asian="12pt" style:font-name-complex="Verdana" style:font-size-complex="12pt"/>
    </style:style>
    <style:style style:name="P7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616e4" officeooo:paragraph-rsid="008616e4" style:font-size-asian="12pt" style:font-name-complex="Verdana" style:font-size-complex="12pt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86fbb4" officeooo:paragraph-rsid="0086fbb4" style:font-size-asian="12pt" style:font-name-complex="Verdana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text-indent="1.249cm" style:auto-text-indent="false" style:text-autospace="none"/>
      <style:text-properties officeooo:paragraph-rsid="00822a05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093bf8" officeooo:paragraph-rsid="008563aa" style:font-size-asian="12pt" style:language-asian="ar" style:country-asian="SA" style:font-name-complex="Verdana" style:font-size-complex="12pt"/>
    </style:style>
    <style:style style:name="P82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093bf8" officeooo:paragraph-rsid="008603e6" style:font-size-asian="12pt" style:language-asian="ar" style:country-asian="SA" style:font-name-complex="Verdana" style:font-size-complex="12pt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093bf8" officeooo:paragraph-rsid="008616e4" style:font-size-asian="12pt" style:language-asian="ar" style:country-asian="SA" style:font-name-complex="Verdana" style:font-size-complex="12pt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093bf8" officeooo:paragraph-rsid="0086fbb4" style:font-size-asian="12pt" style:language-asian="ar" style:country-asian="SA" style:font-name-complex="Verdana" style:font-size-complex="12pt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8563aa" officeooo:paragraph-rsid="008563aa" style:font-size-asian="12pt" style:language-asian="ar" style:country-asian="SA" style:font-name-complex="Verdana" style:font-size-complex="12pt"/>
    </style:style>
    <style:style style:name="P8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8603e6" officeooo:paragraph-rsid="008603e6" style:font-size-asian="12pt" style:language-asian="ar" style:country-asian="SA" style:font-name-complex="Verdana" style:font-size-complex="12pt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8603e6" officeooo:paragraph-rsid="008616e4" style:font-size-asian="12pt" style:language-asian="ar" style:country-asian="SA" style:font-name-complex="Verdana" style:font-size-complex="12pt"/>
    </style:style>
    <style:style style:name="P8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8616e4" officeooo:paragraph-rsid="008616e4" style:font-size-asian="12pt" style:language-asian="ar" style:country-asian="SA" style:font-name-complex="Verdana" style:font-size-complex="12pt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8616e4" officeooo:paragraph-rsid="0086fbb4" style:font-size-asian="12pt" style:language-asian="ar" style:country-asian="SA" style:font-name-complex="Verdana" style:font-size-complex="12pt"/>
    </style:style>
    <style:style style:name="P90" style:family="paragraph">
      <loext:graphic-properties draw:fill="none" draw:fill-color="#ffffff"/>
      <style:paragraph-properties style:writing-mode="lr-tb"/>
    </style:style>
    <style:style style:name="P9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-asian="Verdana"/>
    </style:style>
    <style:style style:name="T2" style:family="text">
      <style:text-properties officeooo:rsid="007c950b" style:font-name-asian="Verdana"/>
    </style:style>
    <style:style style:name="T3" style:family="text">
      <style:text-properties fo:language="zxx" fo:country="none" style:font-name-asian="Verdana" style:language-asian="pt" style:country-asian="BR" style:font-name-complex="Verdana"/>
    </style:style>
    <style:style style:name="T4" style:family="text">
      <style:text-properties fo:language="zxx" fo:country="none" officeooo:rsid="007c950b" style:font-name-asian="Verdana" style:language-asian="pt" style:country-asian="BR" style:font-name-complex="Verdana"/>
    </style:style>
    <style:style style:name="T5" style:family="text">
      <style:text-properties fo:language="zxx" fo:country="none" officeooo:rsid="00822a05" style:font-name-asian="Verdana" style:language-asian="pt" style:country-asian="BR" style:font-name-complex="Verdana"/>
    </style:style>
    <style:style style:name="T6" style:family="text">
      <style:text-properties fo:language="zxx" fo:country="none" style:language-asian="pt" style:country-asian="BR" style:font-name-complex="Verdana"/>
    </style:style>
    <style:style style:name="T7" style:family="text">
      <style:text-properties fo:language="zxx" fo:country="none" officeooo:rsid="002849fd" style:language-asian="pt" style:country-asian="BR" style:font-name-complex="Verdana"/>
    </style:style>
    <style:style style:name="T8" style:family="text">
      <style:text-properties fo:language="zxx" fo:country="none" officeooo:rsid="001eaccf" style:language-asian="pt" style:country-asian="BR" style:font-name-complex="Verdana"/>
    </style:style>
    <style:style style:name="T9" style:family="text">
      <style:text-properties fo:language="zxx" fo:country="none" officeooo:rsid="0020a830" style:language-asian="pt" style:country-asian="BR" style:font-name-complex="Verdana"/>
    </style:style>
    <style:style style:name="T10" style:family="text">
      <style:text-properties fo:language="zxx" fo:country="none" officeooo:rsid="006d5c4c" style:language-asian="pt" style:country-asian="BR" style:font-name-complex="Verdana"/>
    </style:style>
    <style:style style:name="T11" style:family="text">
      <style:text-properties fo:language="zxx" fo:country="none" officeooo:rsid="00731eac" style:language-asian="pt" style:country-asian="BR" style:font-name-complex="Verdana"/>
    </style:style>
    <style:style style:name="T12" style:family="text">
      <style:text-properties style:font-name-complex="Verdan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46934"/>
    </style:style>
    <style:style style:name="T15" style:family="text">
      <style:text-properties officeooo:rsid="00671ce6"/>
    </style:style>
    <style:style style:name="T16" style:family="text">
      <style:text-properties officeooo:rsid="00719f60"/>
    </style:style>
    <style:style style:name="T17" style:family="text">
      <style:text-properties fo:font-weight="bold" style:language-asian="pt" style:country-asian="BR" style:font-weight-asian="bold" style:font-weight-complex="bold"/>
    </style:style>
    <style:style style:name="T18" style:family="text">
      <style:text-properties fo:font-weight="bold" officeooo:rsid="001a6287" style:language-asian="pt" style:country-asian="BR" style:font-weight-asian="bold" style:font-weight-complex="bold"/>
    </style:style>
    <style:style style:name="T19" style:family="text">
      <style:text-properties officeooo:rsid="007c950b"/>
    </style:style>
    <style:style style:name="T20" style:family="text">
      <style:text-properties fo:language="pt" fo:country="BR" style:text-underline-style="solid" style:text-underline-width="auto" style:text-underline-color="font-color" officeooo:rsid="007c950b" style:letter-kerning="true" style:font-name-asian="Verdana" style:font-name-complex="Verdana" style:font-weight-complex="bold"/>
    </style:style>
    <style:style style:name="T21" style:family="text">
      <style:text-properties officeooo:rsid="006cf00b" style:letter-kerning="true" style:font-name-asian="Verdana" style:font-name-complex="Verdana"/>
    </style:style>
    <style:style style:name="T22" style:family="text">
      <style:text-properties officeooo:rsid="007c950b" style:letter-kerning="true" style:font-name-asian="Verdana" style:font-name-complex="Verdana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7cc9cd" style:font-weight-asian="normal" style:font-weight-complex="normal"/>
    </style:style>
    <style:style style:name="T25" style:family="text">
      <style:text-properties style:text-underline-style="none" fo:font-weight="normal" officeooo:rsid="007cf989" style:font-weight-asian="normal" style:font-weight-complex="normal"/>
    </style:style>
    <style:style style:name="T26" style:family="text">
      <style:text-properties officeooo:rsid="007e3cea"/>
    </style:style>
    <style:style style:name="T27" style:family="text">
      <style:text-properties officeooo:rsid="007fb2b5"/>
    </style:style>
    <style:style style:name="T28" style:family="text">
      <style:text-properties officeooo:rsid="00808f9a"/>
    </style:style>
    <style:style style:name="T29" style:family="text">
      <style:text-properties fo:font-weight="normal" officeooo:rsid="00808f9a" style:font-weight-asian="normal" style:font-weight-complex="normal"/>
    </style:style>
    <style:style style:name="T30" style:family="text">
      <style:text-properties fo:font-weight="normal" officeooo:rsid="00822a05" style:font-weight-asian="normal" style:font-weight-complex="normal"/>
    </style:style>
    <style:style style:name="T31" style:family="text">
      <style:text-properties fo:font-weight="normal" officeooo:rsid="00808f9a" style:font-weight-asian="normal" style:font-name-complex="Times New Roman" style:font-weight-complex="normal"/>
    </style:style>
    <style:style style:name="T32" style:family="text">
      <style:text-properties officeooo:rsid="00822a05"/>
    </style:style>
    <style:style style:name="T33" style:family="text">
      <style:text-properties officeooo:rsid="00808f9a" style:font-name-complex="Times New Roman"/>
    </style:style>
    <style:style style:name="T34" style:family="text">
      <style:text-properties officeooo:rsid="0082335d"/>
    </style:style>
    <style:style style:name="T35" style:family="text">
      <style:text-properties officeooo:rsid="008563aa"/>
    </style:style>
    <style:style style:name="T36" style:family="text">
      <style:text-properties officeooo:rsid="008603e6"/>
    </style:style>
    <style:style style:name="T37" style:family="text">
      <style:text-properties officeooo:rsid="008616e4"/>
    </style:style>
    <style:style style:name="T38" style:family="text">
      <style:text-properties officeooo:rsid="0086fbb4"/>
    </style:style>
    <style:style style:name="gr1" style:family="graphic">
      <style:graphic-properties style:writing-mode="lr-tb" loext:decorative="false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1.939cm" fo:min-width="17.768cm" fo:padding-top="0.229cm" fo:padding-bottom="0.229cm" fo:padding-left="0.441cm" fo:padding-right="0.441cm" fo:wrap-option="no-wrap" style:writing-mode="lr-tb" loext:decorative="false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g text:anchor-type="char" draw:z-index="0" draw:name="Forma1" draw:style-name="gr1"><draw:custom-shape draw:style-name="gr2" draw:text-style-name="P90" svg:width="18.908cm" svg:height="2.655cm" svg:x="-0.159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91" svg:x1="15.279cm" svg:y1="-0.053cm" svg:x2="15.279cm" svg:y2="2.601cm"><text:p/></draw:line></draw:g><text:span text:style-name="T12">Ministério da Educação</text:span></text:p>
      <text:p text:style-name="P24">Secretaria de Educação Profissional e Tecnológica</text:p>
      <text:p text:style-name="P24">Instituto Federal de Educação, Ciência e Tecnologia</text:p>
      <text:p text:style-name="P24">de Goiás - Campus de Inhumas</text:p>
      <text:p text:style-name="P20"><text:span text:style-name="T21">Modelo de Documentos <text:s/>- </text:span><text:span text:style-name="T22">2023</text:span></text:p>
      <text:p text:style-name="P20"><text:span text:style-name="T20"/></text:p>
      <text:p text:style-name="P26">Engenharia de Requisitos</text:p>
      <text:p text:style-name="P25"/>
      <text:p text:style-name="P27">Domínio do Sistema:<text:span text:style-name="T23"> </text:span><text:span text:style-name="T24">Núcleo de atividades aplicadas a Redes de computadores e Sistemas distribuídos (NumbERS). Define-se como um núcleo de pesquisa de pequeno/médio porte que compõe a estrutura interna do Instituto Federal de Goiás – Campus Inhumas. É organizado internamente por professores da instituição e estudantes (pesquisadores PIBIC/PIBIC-EM; estagiários; dentre outros).</text:span></text:p>
      <text:p text:style-name="P27"><text:span text:style-name="T24"/></text:p>
      <text:p text:style-name="P27">Objetivos:<text:span text:style-name="T23"> </text:span><text:span text:style-name="T25">Desenvolver software completo (fullstack) capaz de gerenciar o patrimônio do núcleo supracitado.</text:span></text:p>
      <text:p text:style-name="P27"><text:span text:style-name="T25"/></text:p>
      <text:p text:style-name="P28">Ata <text:span text:style-name="T16">Nº 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5"><text:span text:style-name="T26">Em reunião realizada no Laboratório NumbERS do Instituto Federal de Goiás – Campus Inhumas, no dia 11/09/2024 às 13h30, com os seguintes participantes: Orientador de estágio (Rogério Silva) e estagiários (Fabrício França, Guilherme Silva, Maria Eduarda Fernandes, Maycon Silva), foram identificados os seguintes requisitos: Os </text:span><text:span text:style-name="T34">coordenadores</text:span><text:span text:style-name="T26"> de laboratório serão responsáveis pelo gerenciamento de usuários e empréstimos. Haverã</text:span><text:span text:style-name="T34">o</text:span><text:span text:style-name="T26"> gerentes </text:span><text:span text:style-name="T34">com funções específicas que serão cadastrados pelos coordenadores de laboratório. Dentre os gerentes haverá um ou mais gerente(s) </text:span><text:span text:style-name="T26">de patrimônio que será responsável pelo gerenciamento de categorias, subcategorias, condição, situação, quantidade disponível etc. Além disso, compete aos usuários comuns o acesso à lista de patrimônio do núcleo e, uma vez que não podem alterar o sistema, podem abrir requerimentos de inventário (atualização de patrimônio) – esses devem ser enviados para o gerente de patrimônio para que as atualizações necessárias sejam feitas – e abrir solicitações de empréstimos – essas devem ser encaminhadas para os </text:span><text:span text:style-name="T34">coordenadores</text:span><text:span text:style-name="T26"> de laboratório para que formalizem o empréstimo. </text:span><text:span text:style-name="T34">Coordenadores de laboratório</text:span><text:span text:style-name="T26"> de laboratório também podem acessar as funções inerentes ao</text:span><text:span text:style-name="T34">s</text:span><text:span text:style-name="T26"> cargo</text:span><text:span text:style-name="T34">s</text:span><text:span text:style-name="T26"> de </text:span><text:span text:style-name="T34">gerência, inclusive gerência</text:span><text:span text:style-name="T26"> de patrimônio. De acordo com os desenvolvedores envolvidos, o sistema será implementado no padrão WEB para desktop em primeiro momento, utilizando o padrão de desenvolvimento MVC (Model, View, Controller). A linguagem a ser utilizada no back-end será, sobretudo, Node.js (há possibilidades de utilizar-se outras linguagens de programação, como Python e Java). Ademais, no front-end serão utilizados HTML5, CSS3 e JavaScript, bem como, na camada de dados, será utilizada a linguagem PostgreSQL e o SGBD PgAdmin4, caso se faça necessário </text:span><text:span text:style-name="T32">(ressalta-se que, neste documento, estão listados os requisitos desse projeto, mas o banco de dados será desenvolvido em conjunto com o Software de Gerenciamento de Acesso, desenvolvido pela estagiária Maria Eduarda M. Fernandes)</text:span><text:span text:style-name="T26">. Adiciona-se, ainda, que nesta primeira etapa não será utilizada conexão com equipamentos hardware. </text:span><text:span text:style-name="T27">Todos os dados aqui levantados estarão disponíveis no Anexo I deste documento. Após estas definições, agendou-se outra reunião para a próxima semana para apresentação dos documentos de requisitos e prototipação do banco de dados. A reunião foi encerrada pelo orientador de estágio às 14h. Eu, Guilherme Henrique Souza da Silva, desenvolvedor do projeto que redigi esta ata, assino juntamente com os demais participantes.</text:span></text:p>
          </table:table-cell>
          <table:covered-table-cell/>
        </table:table-row>
        <table:table-row>
          <table:table-cell table:style-name="Tabela2.A2" office:value-type="string">
            <text:p text:style-name="P19">Participante</text:p>
          </table:table-cell>
          <table:table-cell table:style-name="Tabela2.B2" office:value-type="string">
            <text:p text:style-name="P19">Assinatura</text:p>
          </table:table-cell>
        </table:table-row>
        <table:table-row>
          <table:table-cell table:style-name="Tabela2.A2" office:value-type="string">
            <text:p text:style-name="P12">Rogério S. Silva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12">Fabrício F. França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12">Guilherme Henrique S. da Silva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12">Maria Eduarda M. Fernandes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12">Maycon D. Silva</text:p>
          </table:table-cell>
          <table:table-cell table:style-name="Tabela2.B2" office:value-type="string">
            <text:p text:style-name="P2"/>
          </table:table-cell>
        </table:table-row>
      </table:table>
      <text:p text:style-name="P23"/>
      <table:table table:name="Tabela11" table:style-name="Tabela11">
        <table:table-column table:style-name="Tabela11.A"/>
        <table:table-column table:style-name="Tabela11.B"/>
        <text:soft-page-break/>
        <table:table-row table:style-name="Tabela11.1">
          <table:table-cell table:style-name="Tabela11.A1" table:number-columns-spanned="2" office:value-type="string">
            <text:p text:style-name="P21"><text:span text:style-name="T15">A</text:span>nexo I – Descrição dos Dados <text:span text:style-name="T15">(ATA)</text:span></text:p>
          </table:table-cell>
          <table:covered-table-cell/>
        </table:table-row>
        <table:table-row table:style-name="Tabela11.1">
          <table:table-cell table:style-name="Tabela11.A2" office:value-type="string">
            <text:p text:style-name="P22">categoria</text:p>
          </table:table-cell>
          <table:table-cell table:style-name="Tabela11.B2" office:value-type="string">
            <text:p text:style-name="P13">Id, categoria <text:span text:style-name="T28">(material (subcategoria: móvel, imóvel), imaterial </text:span><text:span text:style-name="T32">(software, PI (Propriedade Intelectual), Patente(Hardware)</text:span><text:span text:style-name="T28">)</text:span></text:p>
          </table:table-cell>
        </table:table-row>
        <table:table-row table:style-name="Tabela11.1">
          <table:table-cell table:style-name="Tabela11.A3" office:value-type="string">
            <text:p text:style-name="P22">condicao</text:p>
          </table:table-cell>
          <table:table-cell table:style-name="Tabela11.A1" office:value-type="string">
            <text:p text:style-name="P14">Id, condicao <text:span text:style-name="T29">(novo, bom, ocioso, recuperável, antieconômico, irrecuperável)</text:span></text:p>
          </table:table-cell>
        </table:table-row>
        <table:table-row table:style-name="Tabela11.1">
          <table:table-cell table:style-name="Tabela11.A2" office:value-type="string">
            <text:p text:style-name="P22">situacao</text:p>
          </table:table-cell>
          <table:table-cell table:style-name="Tabela11.B2" office:value-type="string">
            <text:p text:style-name="P48">Id, situacao <text:span text:style-name="T28">(disponível, reservado, emprestado, em falta)</text:span></text:p>
          </table:table-cell>
        </table:table-row>
        <table:table-row table:style-name="Tabela11.1">
          <table:table-cell table:style-name="Tabela11.A2" office:value-type="string">
            <text:p text:style-name="P22">patrimonio</text:p>
          </table:table-cell>
          <table:table-cell table:style-name="Tabela11.B2" office:value-type="string">
            <text:p text:style-name="P13">Id, nome, condicao_id, situacao_id, categoria_id, valorEstimado, quantidade</text:p>
          </table:table-cell>
        </table:table-row>
        <table:table-row table:style-name="Tabela11.1">
          <table:table-cell table:style-name="Tabela11.A2" office:value-type="string">
            <text:p text:style-name="P22">usuario</text:p>
          </table:table-cell>
          <table:table-cell table:style-name="Tabela11.B2" office:value-type="string">
            <text:p text:style-name="P13">Id, nome, sobrenome, email, senha, <text:span text:style-name="T28">cargo (gerente lab.; gerente patr.; comum)</text:span></text:p>
          </table:table-cell>
        </table:table-row>
        <table:table-row table:style-name="Tabela11.1">
          <table:table-cell table:style-name="Tabela11.A2" office:value-type="string">
            <text:p text:style-name="P22">emprestimo</text:p>
          </table:table-cell>
          <table:table-cell table:style-name="Tabela11.B2" office:value-type="string">
            <text:p text:style-name="P16">Id, situacao (reservado, devolvido, em uso), usuario_responsavel_id, dataEmprestimo, dataDevolucao, usuario_id</text:p>
          </table:table-cell>
        </table:table-row>
      </table:table>
      <text:p text:style-name="P35"/>
      <text:p text:style-name="P31"/>
      <text:p text:style-name="P33"><text:span text:style-name="T14">P</text:span><text:span text:style-name="T13">rotótipo</text:span></text:p>
      <text:p text:style-name="P32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"><text:s/></text:p>
            <text:p text:style-name="P3"/>
          </table:table-cell>
        </table:table-row>
        <table:table-row>
          <table:table-cell table:style-name="Tabela12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9"/>
      <text:p text:style-name="P30">Artefatos de Documentação de Requisitos</text:p>
      <text:p text:style-name="P3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1">1<text:span text:style-name="T1"> </text:span>-<text:span text:style-name="T1"> </text:span>Identificação<text:span text:style-name="T1"> </text:span></text:p>
          </table:table-cell>
          <table:table-cell table:style-name="Tabela1.B1" office:value-type="string">
            <text:p text:style-name="P8"><text:span text:style-name="T6">R</text:span><text:span text:style-name="T7">I</text:span><text:span text:style-name="T10">H</text:span><text:span text:style-name="T11">M</text:span><text:span text:style-name="T3"> – </text:span><text:span text:style-name="T5">001</text:span></text:p>
          </table:table-cell>
        </table:table-row>
        <table:table-row table:style-name="Tabela1.1">
          <table:table-cell table:style-name="Tabela1.A2" office:value-type="string">
            <text:p text:style-name="P41">2<text:span text:style-name="T1"> – </text:span>Nome</text:p>
          </table:table-cell>
          <table:table-cell table:style-name="Tabela1.B2" office:value-type="string">
            <text:p text:style-name="P36">Requisito de Interface Homem-Máquina</text:p>
          </table:table-cell>
        </table:table-row>
        <table:table-row table:style-name="Tabela1.1">
          <table:table-cell table:style-name="Tabela1.A2" office:value-type="string">
            <text:p text:style-name="P41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1.B2" office:value-type="string">
            <text:p text:style-name="P36">Desenvolvedor do projeto</text:p>
          </table:table-cell>
        </table:table-row>
        <table:table-row table:style-name="Tabela1.1">
          <table:table-cell table:style-name="Tabela1.A2" office:value-type="string">
            <text:p text:style-name="P41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1.B2" office:value-type="string">
            <text:p text:style-name="P36">11/09/2024</text:p>
          </table:table-cell>
        </table:table-row>
        <table:table-row table:style-name="Tabela1.1">
          <table:table-cell table:style-name="Tabela1.A2" office:value-type="string">
            <text:p text:style-name="P41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1.B2" office:value-type="string">
            <text:p text:style-name="P36">Laboratório NumbERS</text:p>
          </table:table-cell>
        </table:table-row>
        <table:table-row table:style-name="Tabela1.1">
          <table:table-cell table:style-name="Tabela1.A2" office:value-type="string">
            <text:p text:style-name="P41">6<text:span text:style-name="T1"> </text:span>-<text:span text:style-name="T1"> </text:span>Classificação<text:span text:style-name="T1"> </text:span></text:p>
          </table:table-cell>
          <table:table-cell table:style-name="Tabela1.B2" office:value-type="string">
            <text:p text:style-name="P8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1.7">
          <table:table-cell table:style-name="Tabela1.A7" office:value-type="string">
            <text:p text:style-name="P41">7<text:span text:style-name="T1">– </text:span>Descrição</text:p>
          </table:table-cell>
          <table:table-cell table:style-name="Tabela1.B2" office:value-type="string">
            <text:p text:style-name="P38">O sistema deverá, em primeiro momento, ser implementado em padrão WEB.</text:p>
          </table:table-cell>
        </table:table-row>
        <table:table-row table:style-name="Tabela1.7">
          <table:table-cell table:style-name="Tabela1.A8" office:value-type="string">
            <text:p text:style-name="P45">8 - Analista</text:p>
          </table:table-cell>
          <table:table-cell table:style-name="Tabela1.B8" office:value-type="string">
            <text:p text:style-name="P37">Guilherme Henrique Souza da Silva</text:p>
          </table:table-cell>
        </table:table-row>
        <table:table-row table:style-name="Tabela1.7">
          <table:table-cell table:style-name="Tabela1.A8" office:value-type="string">
            <text:p text:style-name="P45">9 – Data atualizações</text:p>
          </table:table-cell>
          <table:table-cell table:style-name="Tabela1.B9" office:value-type="string">
            <text:p text:style-name="P37">13/09/24</text:p>
          </table:table-cell>
        </table:table-row>
      </table:table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2">1<text:span text:style-name="T1"> </text:span>-<text:span text:style-name="T1"> </text:span>Identificação<text:span text:style-name="T1"> </text:span></text:p>
          </table:table-cell>
          <table:table-cell table:style-name="Tabela5.B1" office:value-type="string">
            <text:p text:style-name="P9"><text:span text:style-name="T6">R</text:span><text:span text:style-name="T7">IH</text:span><text:span text:style-name="T8">W</text:span><text:span text:style-name="T3"> – </text:span><text:span text:style-name="T5">001</text:span></text:p>
          </table:table-cell>
        </table:table-row>
        <table:table-row table:style-name="Tabela5.1">
          <table:table-cell table:style-name="Tabela5.A2" office:value-type="string">
            <text:p text:style-name="P42">2<text:span text:style-name="T1"> – </text:span>Nome</text:p>
          </table:table-cell>
          <table:table-cell table:style-name="Tabela5.B2" office:value-type="string">
            <text:p text:style-name="P36">Requisito de Interface com Hardware</text:p>
          </table:table-cell>
        </table:table-row>
        <table:table-row table:style-name="Tabela5.1">
          <table:table-cell table:style-name="Tabela5.A2" office:value-type="string">
            <text:p text:style-name="P42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5.B2" office:value-type="string">
            <text:p text:style-name="P36">Desenvolvedor do projeto</text:p>
          </table:table-cell>
        </table:table-row>
        <table:table-row table:style-name="Tabela5.1">
          <table:table-cell table:style-name="Tabela5.A2" office:value-type="string">
            <text:p text:style-name="P42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5.B2" office:value-type="string">
            <text:p text:style-name="P36">11/09/2024</text:p>
          </table:table-cell>
        </table:table-row>
        <table:table-row table:style-name="Tabela5.1">
          <table:table-cell table:style-name="Tabela5.A2" office:value-type="string">
            <text:p text:style-name="P42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5.B2" office:value-type="string">
            <text:p text:style-name="P36">Laboratório NumbERS</text:p>
          </table:table-cell>
        </table:table-row>
        <table:table-row table:style-name="Tabela5.1">
          <table:table-cell table:style-name="Tabela5.A2" office:value-type="string">
            <text:p text:style-name="P42">6<text:span text:style-name="T1"> </text:span>-<text:span text:style-name="T1"> </text:span>Classificação<text:span text:style-name="T1"> </text:span></text:p>
          </table:table-cell>
          <table:table-cell table:style-name="Tabela5.B2" office:value-type="string">
            <text:p text:style-name="P8"><text:span text:style-name="T6">(</text:span><text:span text:style-name="T3"> <text:s text:c="4"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5.7">
          <table:table-cell table:style-name="Tabela5.A7" office:value-type="string">
            <text:p text:style-name="P42">7<text:span text:style-name="T1">– </text:span>Descrição</text:p>
          </table:table-cell>
          <table:table-cell table:style-name="Tabela5.B7" office:value-type="string">
            <text:p text:style-name="P38">O sistema, em primeira etapa, não apresenta necessidade de conexão com hardware.</text:p>
          </table:table-cell>
        </table:table-row>
        <table:table-row table:style-name="Tabela5.7">
          <table:table-cell table:style-name="Tabela5.A8" office:value-type="string">
            <text:p text:style-name="P44">8 - Analista</text:p>
          </table:table-cell>
          <table:table-cell table:style-name="Tabela5.B8" office:value-type="string">
            <text:p text:style-name="P37">Guilherme Henrique Souza da Silva</text:p>
          </table:table-cell>
        </table:table-row>
        <table:table-row table:style-name="Tabela5.7">
          <table:table-cell table:style-name="Tabela5.A8" office:value-type="string">
            <text:p text:style-name="P44">9 – Data atualizações</text:p>
          </table:table-cell>
          <table:table-cell table:style-name="Tabela5.B8" office:value-type="string">
            <text:p text:style-name="P37">13/09/24</text:p>
          </table:table-cell>
        </table:table-row>
      </table:table>
      <text:p text:style-name="P47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2">1<text:span text:style-name="T1"> </text:span>-<text:span text:style-name="T1"> </text:span>Identificação<text:span text:style-name="T1"> </text:span></text:p>
          </table:table-cell>
          <table:table-cell table:style-name="Tabela9.B1" office:value-type="string">
            <text:p text:style-name="P9"><text:span text:style-name="T6">R</text:span><text:span text:style-name="T7">I</text:span><text:span text:style-name="T8">SW</text:span><text:span text:style-name="T3"> – </text:span><text:span text:style-name="T5">001</text:span></text:p>
          </table:table-cell>
        </table:table-row>
        <table:table-row table:style-name="Tabela9.1">
          <table:table-cell table:style-name="Tabela9.A2" office:value-type="string">
            <text:p text:style-name="P42">2<text:span text:style-name="T1"> – </text:span>Nome</text:p>
          </table:table-cell>
          <table:table-cell table:style-name="Tabela9.B2" office:value-type="string">
            <text:p text:style-name="P36">Requisito de Interface com Software Externo</text:p>
          </table:table-cell>
        </table:table-row>
        <table:table-row table:style-name="Tabela9.1">
          <table:table-cell table:style-name="Tabela9.A2" office:value-type="string">
            <text:p text:style-name="P42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9.B2" office:value-type="string">
            <text:p text:style-name="P36">Desenvolvedor do projeto</text:p>
          </table:table-cell>
        </table:table-row>
        <table:table-row table:style-name="Tabela9.1">
          <table:table-cell table:style-name="Tabela9.A2" office:value-type="string">
            <text:p text:style-name="P42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9.B2" office:value-type="string">
            <text:p text:style-name="P36">11/09/2024</text:p>
          </table:table-cell>
        </table:table-row>
        <table:table-row table:style-name="Tabela9.1">
          <table:table-cell table:style-name="Tabela9.A2" office:value-type="string">
            <text:p text:style-name="P42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9.B2" office:value-type="string">
            <text:p text:style-name="P36">Laboratório NumbERS</text:p>
          </table:table-cell>
        </table:table-row>
        <table:table-row table:style-name="Tabela9.1">
          <table:table-cell table:style-name="Tabela9.A2" office:value-type="string">
            <text:p text:style-name="P42">6<text:span text:style-name="T1"> </text:span>-<text:span text:style-name="T1"> </text:span>Classificação<text:span text:style-name="T1"> </text:span></text:p>
          </table:table-cell>
          <table:table-cell table:style-name="Tabela9.B2" office:value-type="string">
            <text:p text:style-name="P8"><text:span text:style-name="T6">(</text:span><text:span text:style-name="T3"> <text:s text:c="4"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9.7">
          <table:table-cell table:style-name="Tabela9.A7" office:value-type="string">
            <text:p text:style-name="P42">7<text:span text:style-name="T1">– </text:span>Descrição</text:p>
          </table:table-cell>
          <table:table-cell table:style-name="Tabela9.B2" office:value-type="string">
            <text:p text:style-name="P37">O sistema, em primeira etapa, não apresenta necessidade de conexão com software externo.</text:p>
          </table:table-cell>
        </table:table-row>
        <table:table-row table:style-name="Tabela9.7">
          <table:table-cell table:style-name="Tabela9.A8" office:value-type="string">
            <text:p text:style-name="P44">8 - Analista</text:p>
          </table:table-cell>
          <table:table-cell table:style-name="Tabela9.B8" office:value-type="string">
            <text:p text:style-name="P37">Guilherme Henrique Souza da Silva</text:p>
          </table:table-cell>
        </table:table-row>
        <table:table-row table:style-name="Tabela9.7">
          <table:table-cell table:style-name="Tabela9.A8" office:value-type="string">
            <text:p text:style-name="P44">9 – Data atualizações</text:p>
          </table:table-cell>
          <table:table-cell table:style-name="Tabela9.B9" office:value-type="string">
            <text:p text:style-name="P37">13/09/24</text:p>
          </table:table-cell>
        </table:table-row>
      </table:table>
      <text:p text:style-name="P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1">1<text:span text:style-name="T1"> </text:span>-<text:span text:style-name="T1"> </text:span>Identificação<text:span text:style-name="T1"> </text:span></text:p>
          </table:table-cell>
          <table:table-cell table:style-name="Tabela7.B1" office:value-type="string">
            <text:p text:style-name="P8"><text:span text:style-name="T6">R</text:span><text:span text:style-name="T10">nF</text:span><text:span text:style-name="T3"> – </text:span><text:span text:style-name="T5">001</text:span></text:p>
          </table:table-cell>
        </table:table-row>
        <table:table-row table:style-name="Tabela7.1">
          <table:table-cell table:style-name="Tabela7.A2" office:value-type="string">
            <text:p text:style-name="P41">2<text:span text:style-name="T1"> – </text:span>Nome</text:p>
          </table:table-cell>
          <table:table-cell table:style-name="Tabela7.B2" office:value-type="string">
            <text:p text:style-name="P36">Requisito não Funcional – Linguagem de Programação</text:p>
          </table:table-cell>
        </table:table-row>
        <table:table-row table:style-name="Tabela7.1">
          <table:table-cell table:style-name="Tabela7.A2" office:value-type="string">
            <text:p text:style-name="P41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7.B2" office:value-type="string">
            <text:p text:style-name="P36">Orientador de Estágio</text:p>
          </table:table-cell>
        </table:table-row>
        <table:table-row table:style-name="Tabela7.1">
          <table:table-cell table:style-name="Tabela7.A2" office:value-type="string">
            <text:p text:style-name="P41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7.B2" office:value-type="string">
            <text:p text:style-name="P36">11/09/2024</text:p>
          </table:table-cell>
        </table:table-row>
        <table:table-row table:style-name="Tabela7.1">
          <table:table-cell table:style-name="Tabela7.A2" office:value-type="string">
            <text:p text:style-name="P41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7.B2" office:value-type="string">
            <text:p text:style-name="P36">Laboratório NumbERS</text:p>
          </table:table-cell>
        </table:table-row>
        <table:table-row table:style-name="Tabela7.1">
          <table:table-cell table:style-name="Tabela7.A2" office:value-type="string">
            <text:p text:style-name="P41">6<text:span text:style-name="T1"> </text:span>-<text:span text:style-name="T1"> </text:span>Classificação<text:span text:style-name="T1"> </text:span></text:p>
          </table:table-cell>
          <table:table-cell table:style-name="Tabela7.B2" office:value-type="string">
            <text:p text:style-name="P8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7.7">
          <table:table-cell table:style-name="Tabela7.A7" office:value-type="string">
            <text:p text:style-name="P41">7<text:span text:style-name="T1">– </text:span>Descrição</text:p>
          </table:table-cell>
          <table:table-cell table:style-name="Tabela7.B2" office:value-type="string">
            <text:p text:style-name="P38">O sistema deverá ser implementado, no back-end, sobretudo em Node.js. Há a possibilidade de serem utilizadas, em conjunto com a linguagem supracitada, as linguagens Python e Java.</text:p>
          </table:table-cell>
        </table:table-row>
        <text:soft-page-break/>
        <table:table-row table:style-name="Tabela7.7">
          <table:table-cell table:style-name="Tabela7.A8" office:value-type="string">
            <text:p text:style-name="P44">8 - Analista</text:p>
          </table:table-cell>
          <table:table-cell table:style-name="Tabela7.B8" office:value-type="string">
            <text:p text:style-name="P37">Guilherme Henrique Souza da Silva</text:p>
          </table:table-cell>
        </table:table-row>
        <table:table-row table:style-name="Tabela7.7">
          <table:table-cell table:style-name="Tabela7.A8" office:value-type="string">
            <text:p text:style-name="P44">9 – Data atualizações</text:p>
          </table:table-cell>
          <table:table-cell table:style-name="Tabela7.B9" office:value-type="string">
            <text:p text:style-name="P37">13/09/24</text:p>
          </table:table-cell>
        </table:table-row>
      </table:table>
      <text:p text:style-name="P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3">1<text:span text:style-name="T1"> </text:span>-<text:span text:style-name="T1"> </text:span>Identificação<text:span text:style-name="T1"> </text:span></text:p>
          </table:table-cell>
          <table:table-cell table:style-name="Tabela3.B1" office:value-type="string">
            <text:p text:style-name="P9"><text:span text:style-name="T6">R</text:span><text:span text:style-name="T9">Fn</text:span><text:span text:style-name="T3"> - </text:span><text:span text:style-name="T5">002</text:span></text:p>
          </table:table-cell>
        </table:table-row>
        <table:table-row table:style-name="Tabela3.1">
          <table:table-cell table:style-name="Tabela3.A2" office:value-type="string">
            <text:p text:style-name="P43">2<text:span text:style-name="T1"> – </text:span>Nome</text:p>
          </table:table-cell>
          <table:table-cell table:style-name="Tabela3.B2" office:value-type="string">
            <text:p text:style-name="P36">Requisito não Funcional – Sistema Gerenciador de Banco de Dados</text:p>
          </table:table-cell>
        </table:table-row>
        <table:table-row table:style-name="Tabela3.1">
          <table:table-cell table:style-name="Tabela3.A2" office:value-type="string">
            <text:p text:style-name="P43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3.B2" office:value-type="string">
            <text:p text:style-name="P36">Desenvolvedor do projeto</text:p>
          </table:table-cell>
        </table:table-row>
        <table:table-row table:style-name="Tabela3.1">
          <table:table-cell table:style-name="Tabela3.A2" office:value-type="string">
            <text:p text:style-name="P4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3.B2" office:value-type="string">
            <text:p text:style-name="P36">11/09/2024</text:p>
          </table:table-cell>
        </table:table-row>
        <table:table-row table:style-name="Tabela3.1">
          <table:table-cell table:style-name="Tabela3.A2" office:value-type="string">
            <text:p text:style-name="P43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3.B2" office:value-type="string">
            <text:p text:style-name="P36">Laboratório NumbERS</text:p>
          </table:table-cell>
        </table:table-row>
        <table:table-row table:style-name="Tabela3.1">
          <table:table-cell table:style-name="Tabela3.A2" office:value-type="string">
            <text:p text:style-name="P43">6<text:span text:style-name="T1"> </text:span>-<text:span text:style-name="T1"> </text:span>Classificação<text:span text:style-name="T1"> </text:span></text:p>
          </table:table-cell>
          <table:table-cell table:style-name="Tabela3.B2" office:value-type="string">
            <text:p text:style-name="P8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3.7">
          <table:table-cell table:style-name="Tabela3.A7" office:value-type="string">
            <text:p text:style-name="P43">7<text:span text:style-name="T1">– </text:span>Descrição</text:p>
          </table:table-cell>
          <table:table-cell table:style-name="Tabela3.B2" office:value-type="string">
            <text:p text:style-name="P37">O sistema deverá ser implementado utilizando banco de dados PostgreSQL e, caso necessário, SGBD PgAdmin4 ou MySQL Workbench.</text:p>
          </table:table-cell>
        </table:table-row>
        <table:table-row table:style-name="Tabela3.7">
          <table:table-cell table:style-name="Tabela3.A8" office:value-type="string">
            <text:p text:style-name="P46">8 - Analista</text:p>
          </table:table-cell>
          <table:table-cell table:style-name="Tabela3.B8" office:value-type="string">
            <text:p text:style-name="P37">Guilherme Henrique Souza da Silva</text:p>
          </table:table-cell>
        </table:table-row>
        <table:table-row table:style-name="Tabela3.7">
          <table:table-cell table:style-name="Tabela3.A8" office:value-type="string">
            <text:p text:style-name="P46">9 – Data atualizações</text:p>
          </table:table-cell>
          <table:table-cell table:style-name="Tabela3.B9" office:value-type="string">
            <text:p text:style-name="P37">13/09/24</text:p>
          </table:table-cell>
        </table:table-row>
      </table:table>
      <text:p text:style-name="P8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table:number-columns-spanned="2" office:value-type="string">
            <text:p text:style-name="P42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6.C1" table:number-columns-spanned="2" office:value-type="string">
            <text:p text:style-name="P9"><text:span text:style-name="T6">R</text:span><text:span text:style-name="T9">Fn</text:span><text:span text:style-name="T3"> - </text:span><text:span text:style-name="T5">001</text:span>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42">2<text:span text:style-name="T1"> </text:span>-<text:span text:style-name="T1"> </text:span>Nome</text:p>
          </table:table-cell>
          <table:covered-table-cell/>
          <table:table-cell table:style-name="Tabela6.C2" table:number-columns-spanned="2" office:value-type="string">
            <text:p text:style-name="P36">Requisito Funcional – Manutenção de Categoria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42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6.C2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42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6.C2" table:number-columns-spanned="2" office:value-type="string">
            <text:p text:style-name="P36">11/09/2024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42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6.C2" table:number-columns-spanned="2" office:value-type="string">
            <text:p text:style-name="P36">Laboratório NumbERS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42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6.C2" table:number-columns-spanned="2" office:value-type="string">
            <text:p text:style-name="P8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6.1">
          <table:table-cell table:style-name="Tabela6.A7" table:number-columns-spanned="2" office:value-type="string">
            <text:p text:style-name="P42">7-<text:span text:style-name="T1"> </text:span>Descrição</text:p>
          </table:table-cell>
          <table:covered-table-cell/>
          <table:table-cell table:style-name="Tabela6.C2" table:number-columns-spanned="2" office:value-type="string">
            <text:p text:style-name="P37">O sistema deverá permitir o cadastramento e manutenção dos dados de categorias.</text:p>
          </table:table-cell>
          <table:covered-table-cell/>
        </table:table-row>
        <table:table-row table:style-name="Tabela6.1">
          <table:table-cell table:style-name="Tabela6.A1" table:number-columns-spanned="2" office:value-type="string">
            <text:p text:style-name="P44">8 - Analista</text:p>
          </table:table-cell>
          <table:covered-table-cell/>
          <table:table-cell table:style-name="Tabela6.C2" table:number-columns-spanned="2" office:value-type="string">
            <text:p text:style-name="P37">Guilherme Henrique Souza da Silva</text:p>
          </table:table-cell>
          <table:covered-table-cell/>
        </table:table-row>
        <table:table-row table:style-name="Tabela6.1">
          <table:table-cell table:style-name="Tabela6.A9" table:number-columns-spanned="2" office:value-type="string">
            <text:p text:style-name="P44">9 – Data atualizações</text:p>
          </table:table-cell>
          <table:covered-table-cell/>
          <table:table-cell table:style-name="Tabela6.C9" table:number-columns-spanned="2" office:value-type="string">
            <text:p text:style-name="P37">13/09/24</text:p>
          </table:table-cell>
          <table:covered-table-cell/>
        </table:table-row>
        <table:table-row table:style-name="Tabela6.1">
          <table:table-cell table:style-name="Tabela6.A9" table:number-columns-spanned="2" office:value-type="string">
            <text:p text:style-name="P42"><text:span text:style-name="T19">10 </text:span>-<text:span text:style-name="T1"> </text:span>Ações</text:p>
          </table:table-cell>
          <table:covered-table-cell/>
          <table:table-cell table:style-name="Tabela6.C9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6.11">
          <table:table-cell table:style-name="Tabela6.A1" table:number-columns-spanned="2" office:value-type="string">
            <text:p text:style-name="P42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6.C2" table:number-columns-spanned="2" office:value-type="string">
            <text:p text:style-name="P54">Não identificadas</text:p>
          </table:table-cell>
          <table:covered-table-cell/>
        </table:table-row>
        <table:table-row table:style-name="Tabela6.1">
          <table:table-cell table:style-name="Tabela6.A12" table:number-columns-spanned="4" office:value-type="string">
            <text:p text:style-name="P9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42">Descrição</text:p>
          </table:table-cell>
          <table:table-cell table:style-name="Tabela6.A2" table:number-columns-spanned="2" office:value-type="string">
            <text:p text:style-name="P42">Tipo</text:p>
          </table:table-cell>
          <table:covered-table-cell/>
          <table:table-cell table:style-name="Tabela6.A12" office:value-type="string">
            <text:p text:style-name="P42">Obrigatório</text:p>
          </table:table-cell>
        </table:table-row>
        <table:table-row table:style-name="Tabela6.1">
          <table:table-cell table:style-name="Tabela6.A14" office:value-type="string">
            <text:p text:style-name="P36">id</text:p>
          </table:table-cell>
          <table:table-cell table:style-name="Tabela6.A14" table:number-columns-spanned="2" office:value-type="string">
            <text:p text:style-name="P36">serial</text:p>
          </table:table-cell>
          <table:covered-table-cell/>
          <table:table-cell table:style-name="Tabela6.C2" office:value-type="string">
            <text:p text:style-name="P39">x</text:p>
          </table:table-cell>
        </table:table-row>
        <table:table-row table:style-name="Tabela6.1">
          <table:table-cell table:style-name="Tabela6.A14" office:value-type="string">
            <text:p text:style-name="P36">categoria</text:p>
          </table:table-cell>
          <table:table-cell table:style-name="Tabela6.A14" table:number-columns-spanned="2" office:value-type="string">
            <text:p text:style-name="P36">varchar (<text:span text:style-name="T33">material (subcategoria: móvel, imóvel), imaterial</text:span>)</text:p>
          </table:table-cell>
          <table:covered-table-cell/>
          <table:table-cell table:style-name="Tabela6.C2" office:value-type="string">
            <text:p text:style-name="P39">x</text:p>
          </table:table-cell>
        </table:table-row>
      </table:table>
      <text:p text:style-name="P51"><text:s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table:number-columns-spanned="2" office:value-type="string">
            <text:p text:style-name="P43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0.C1" table:number-columns-spanned="2" office:value-type="string">
            <text:p text:style-name="P10"><text:span text:style-name="T6">R</text:span><text:span text:style-name="T9">Fn</text:span><text:span text:style-name="T3"> - </text:span><text:span text:style-name="T5">002</text:span>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43">2<text:span text:style-name="T1"> </text:span>-<text:span text:style-name="T1"> </text:span>Nome</text:p>
          </table:table-cell>
          <table:covered-table-cell/>
          <table:table-cell table:style-name="Tabela10.C2" table:number-columns-spanned="2" office:value-type="string">
            <text:p text:style-name="P36">Requisito Funcional – Manutenção de Condicao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43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0.C2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4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0.C2" table:number-columns-spanned="2" office:value-type="string">
            <text:p text:style-name="P36">11/09/2024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43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0.C2" table:number-columns-spanned="2" office:value-type="string">
            <text:p text:style-name="P36">Laboratório NumbERS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43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0.C2" table:number-columns-spanned="2" office:value-type="string">
            <text:p text:style-name="P10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0.1">
          <table:table-cell table:style-name="Tabela10.A7" table:number-columns-spanned="2" office:value-type="string">
            <text:p text:style-name="P43">7-<text:span text:style-name="T1"> </text:span>Descrição</text:p>
          </table:table-cell>
          <table:covered-table-cell/>
          <table:table-cell table:style-name="Tabela10.C2" table:number-columns-spanned="2" office:value-type="string">
            <text:p text:style-name="P37">O sistema deverá permitir o cadastramento e manutenção dos dados de condições.</text:p>
          </table:table-cell>
          <table:covered-table-cell/>
        </table:table-row>
        <table:table-row table:style-name="Tabela10.1">
          <table:table-cell table:style-name="Tabela10.A1" table:number-columns-spanned="2" office:value-type="string">
            <text:p text:style-name="P46">8 - Analista</text:p>
          </table:table-cell>
          <table:covered-table-cell/>
          <table:table-cell table:style-name="Tabela10.C2" table:number-columns-spanned="2" office:value-type="string">
            <text:p text:style-name="P37">Guilherme Henrique Souza da Silva</text:p>
          </table:table-cell>
          <table:covered-table-cell/>
        </table:table-row>
        <table:table-row table:style-name="Tabela10.1">
          <table:table-cell table:style-name="Tabela10.A9" table:number-columns-spanned="2" office:value-type="string">
            <text:p text:style-name="P46">9 – Data atualizações</text:p>
          </table:table-cell>
          <table:covered-table-cell/>
          <table:table-cell table:style-name="Tabela10.C9" table:number-columns-spanned="2" office:value-type="string">
            <text:p text:style-name="P37">13/09/24</text:p>
          </table:table-cell>
          <table:covered-table-cell/>
        </table:table-row>
        <table:table-row table:style-name="Tabela10.1">
          <table:table-cell table:style-name="Tabela10.A9" table:number-columns-spanned="2" office:value-type="string">
            <text:p text:style-name="P43"><text:span text:style-name="T19">10 </text:span>-<text:span text:style-name="T1"> </text:span>Ações</text:p>
          </table:table-cell>
          <table:covered-table-cell/>
          <table:table-cell table:style-name="Tabela10.C9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0.11">
          <table:table-cell table:style-name="Tabela10.A1" table:number-columns-spanned="2" office:value-type="string">
            <text:p text:style-name="P43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0.C2" table:number-columns-spanned="2" office:value-type="string">
            <text:p text:style-name="P54">Não identificadas</text:p>
          </table:table-cell>
          <table:covered-table-cell/>
        </table:table-row>
        <table:table-row table:style-name="Tabela10.1">
          <table:table-cell table:style-name="Tabela10.A12" table:number-columns-spanned="4" office:value-type="string">
            <text:p text:style-name="P10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43">Descrição</text:p>
          </table:table-cell>
          <table:table-cell table:style-name="Tabela10.A2" table:number-columns-spanned="2" office:value-type="string">
            <text:p text:style-name="P43">Tipo</text:p>
          </table:table-cell>
          <table:covered-table-cell/>
          <table:table-cell table:style-name="Tabela10.A12" office:value-type="string">
            <text:p text:style-name="P43">Obrigatório</text:p>
          </table:table-cell>
        </table:table-row>
        <text:soft-page-break/>
        <table:table-row table:style-name="Tabela10.1">
          <table:table-cell table:style-name="Tabela10.A14" office:value-type="string">
            <text:p text:style-name="P36">id</text:p>
          </table:table-cell>
          <table:table-cell table:style-name="Tabela10.A14" table:number-columns-spanned="2" office:value-type="string">
            <text:p text:style-name="P36">serial</text:p>
          </table:table-cell>
          <table:covered-table-cell/>
          <table:table-cell table:style-name="Tabela10.C2" office:value-type="string">
            <text:p text:style-name="P39">x</text:p>
          </table:table-cell>
        </table:table-row>
        <table:table-row table:style-name="Tabela10.1">
          <table:table-cell table:style-name="Tabela10.A14" office:value-type="string">
            <text:p text:style-name="P36">condicao</text:p>
          </table:table-cell>
          <table:table-cell table:style-name="Tabela10.A14" table:number-columns-spanned="2" office:value-type="string">
            <text:p text:style-name="P15"><text:span text:style-name="T30">varchar </text:span><text:span text:style-name="T29">(novo, bom, ocioso, recuperável, antieconômico, irrecuperável)</text:span></text:p>
          </table:table-cell>
          <table:covered-table-cell/>
          <table:table-cell table:style-name="Tabela10.C2" office:value-type="string">
            <text:p text:style-name="P39">x</text:p>
          </table:table-cell>
        </table:table-row>
      </table:table>
      <text:p text:style-name="P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2" office:value-type="string">
            <text:p text:style-name="P43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3.C1" table:number-columns-spanned="2" office:value-type="string">
            <text:p text:style-name="P10"><text:span text:style-name="T6">R</text:span><text:span text:style-name="T9">Fn</text:span><text:span text:style-name="T3"> - </text:span><text:span text:style-name="T5">003</text:span>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43">2<text:span text:style-name="T1"> </text:span>-<text:span text:style-name="T1"> </text:span>Nome</text:p>
          </table:table-cell>
          <table:covered-table-cell/>
          <table:table-cell table:style-name="Tabela13.C2" table:number-columns-spanned="2" office:value-type="string">
            <text:p text:style-name="P36">Requisito Funcional – Manutenção de Situacao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43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3.C2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4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3.C2" table:number-columns-spanned="2" office:value-type="string">
            <text:p text:style-name="P36">11/09/2024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43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3.C2" table:number-columns-spanned="2" office:value-type="string">
            <text:p text:style-name="P36">Laboratório NumbERS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43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3.C2" table:number-columns-spanned="2" office:value-type="string">
            <text:p text:style-name="P10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43">7-<text:span text:style-name="T1"> </text:span>Descrição</text:p>
          </table:table-cell>
          <table:covered-table-cell/>
          <table:table-cell table:style-name="Tabela13.C2" table:number-columns-spanned="2" office:value-type="string">
            <text:p text:style-name="P37">O sistema deverá permitir cadastramento e manutenção dos dados de situações.</text:p>
          </table:table-cell>
          <table:covered-table-cell/>
        </table:table-row>
        <table:table-row table:style-name="Tabela13.1">
          <table:table-cell table:style-name="Tabela13.A1" table:number-columns-spanned="2" office:value-type="string">
            <text:p text:style-name="P46">8 - Analista</text:p>
          </table:table-cell>
          <table:covered-table-cell/>
          <table:table-cell table:style-name="Tabela13.C2" table:number-columns-spanned="2" office:value-type="string">
            <text:p text:style-name="P37">Guilherme Henrique Souza da Silva</text:p>
          </table:table-cell>
          <table:covered-table-cell/>
        </table:table-row>
        <table:table-row table:style-name="Tabela13.1">
          <table:table-cell table:style-name="Tabela13.A9" table:number-columns-spanned="2" office:value-type="string">
            <text:p text:style-name="P46">9 – Data atualizações</text:p>
          </table:table-cell>
          <table:covered-table-cell/>
          <table:table-cell table:style-name="Tabela13.C9" table:number-columns-spanned="2" office:value-type="string">
            <text:p text:style-name="P37">13/09/24</text:p>
          </table:table-cell>
          <table:covered-table-cell/>
        </table:table-row>
        <table:table-row table:style-name="Tabela13.1">
          <table:table-cell table:style-name="Tabela13.A9" table:number-columns-spanned="2" office:value-type="string">
            <text:p text:style-name="P43"><text:span text:style-name="T19">10 </text:span>-<text:span text:style-name="T1"> </text:span>Ações</text:p>
          </table:table-cell>
          <table:covered-table-cell/>
          <table:table-cell table:style-name="Tabela13.C9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3.11">
          <table:table-cell table:style-name="Tabela13.A1" table:number-columns-spanned="2" office:value-type="string">
            <text:p text:style-name="P43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3.C2" table:number-columns-spanned="2" office:value-type="string">
            <text:p text:style-name="P54">Não identificadas</text:p>
          </table:table-cell>
          <table:covered-table-cell/>
        </table:table-row>
        <table:table-row table:style-name="Tabela13.1">
          <table:table-cell table:style-name="Tabela13.A12" table:number-columns-spanned="4" office:value-type="string">
            <text:p text:style-name="P10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43">Descrição</text:p>
          </table:table-cell>
          <table:table-cell table:style-name="Tabela13.A2" table:number-columns-spanned="2" office:value-type="string">
            <text:p text:style-name="P43">Tipo</text:p>
          </table:table-cell>
          <table:covered-table-cell/>
          <table:table-cell table:style-name="Tabela13.A12" office:value-type="string">
            <text:p text:style-name="P43">Obrigatório</text:p>
          </table:table-cell>
        </table:table-row>
        <table:table-row table:style-name="Tabela13.1">
          <table:table-cell table:style-name="Tabela13.A14" office:value-type="string">
            <text:p text:style-name="P36">id</text:p>
          </table:table-cell>
          <table:table-cell table:style-name="Tabela13.A14" table:number-columns-spanned="2" office:value-type="string">
            <text:p text:style-name="P36">serial</text:p>
          </table:table-cell>
          <table:covered-table-cell/>
          <table:table-cell table:style-name="Tabela13.C2" office:value-type="string">
            <text:p text:style-name="P39">x</text:p>
          </table:table-cell>
        </table:table-row>
        <table:table-row table:style-name="Tabela13.1">
          <table:table-cell table:style-name="Tabela13.A14" office:value-type="string">
            <text:p text:style-name="P36">situacao</text:p>
          </table:table-cell>
          <table:table-cell table:style-name="Tabela13.A14" table:number-columns-spanned="2" office:value-type="string">
            <text:p text:style-name="P36">varchar <text:s/><text:span text:style-name="T31">(disponível, reservado, emprestado, em falta)</text:span></text:p>
          </table:table-cell>
          <table:covered-table-cell/>
          <table:table-cell table:style-name="Tabela13.C2" office:value-type="string">
            <text:p text:style-name="P39">x</text:p>
          </table:table-cell>
        </table:table-row>
      </table:table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table:number-columns-spanned="2" office:value-type="string">
            <text:p text:style-name="P43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4.C1" table:number-columns-spanned="2" office:value-type="string">
            <text:p text:style-name="P10"><text:span text:style-name="T6">R</text:span><text:span text:style-name="T9">Fn</text:span><text:span text:style-name="T3"> - </text:span><text:span text:style-name="T5">004</text:span>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43">2<text:span text:style-name="T1"> </text:span>-<text:span text:style-name="T1"> </text:span>Nome</text:p>
          </table:table-cell>
          <table:covered-table-cell/>
          <table:table-cell table:style-name="Tabela14.C2" table:number-columns-spanned="2" office:value-type="string">
            <text:p text:style-name="P36">Requisito Funcional – Manutenção de Patrimonio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43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4.C2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4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4.C2" table:number-columns-spanned="2" office:value-type="string">
            <text:p text:style-name="P36">11/09/2024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43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4.C2" table:number-columns-spanned="2" office:value-type="string">
            <text:p text:style-name="P36">Laboratório NumbERS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43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4.C2" table:number-columns-spanned="2" office:value-type="string">
            <text:p text:style-name="P10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43">7-<text:span text:style-name="T1"> </text:span>Descrição</text:p>
          </table:table-cell>
          <table:covered-table-cell/>
          <table:table-cell table:style-name="Tabela14.C2" table:number-columns-spanned="2" office:value-type="string">
            <text:p text:style-name="P37">O sistema deverá permitir cadastramento e manutenção dos dados de patrimônio.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46">8 - Analista</text:p>
          </table:table-cell>
          <table:covered-table-cell/>
          <table:table-cell table:style-name="Tabela14.C2" table:number-columns-spanned="2" office:value-type="string">
            <text:p text:style-name="P37">Guilherme Henrique Souza da Silva</text:p>
          </table:table-cell>
          <table:covered-table-cell/>
        </table:table-row>
        <table:table-row table:style-name="Tabela14.1">
          <table:table-cell table:style-name="Tabela14.A9" table:number-columns-spanned="2" office:value-type="string">
            <text:p text:style-name="P46">9 – Data atualizações</text:p>
          </table:table-cell>
          <table:covered-table-cell/>
          <table:table-cell table:style-name="Tabela14.C9" table:number-columns-spanned="2" office:value-type="string">
            <text:p text:style-name="P37">13/09/24</text:p>
          </table:table-cell>
          <table:covered-table-cell/>
        </table:table-row>
        <table:table-row table:style-name="Tabela14.1">
          <table:table-cell table:style-name="Tabela14.A9" table:number-columns-spanned="2" office:value-type="string">
            <text:p text:style-name="P43"><text:span text:style-name="T19">10 </text:span>-<text:span text:style-name="T1"> </text:span>Ações</text:p>
          </table:table-cell>
          <table:covered-table-cell/>
          <table:table-cell table:style-name="Tabela14.C9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4.11">
          <table:table-cell table:style-name="Tabela14.A1" table:number-columns-spanned="2" office:value-type="string">
            <text:p text:style-name="P43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4.C2" table:number-columns-spanned="2" office:value-type="string">
            <text:p text:style-name="P54">Não identificadas</text:p>
          </table:table-cell>
          <table:covered-table-cell/>
        </table:table-row>
        <table:table-row table:style-name="Tabela14.1">
          <table:table-cell table:style-name="Tabela14.A12" table:number-columns-spanned="4" office:value-type="string">
            <text:p text:style-name="P10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43">Descrição</text:p>
          </table:table-cell>
          <table:table-cell table:style-name="Tabela14.A2" table:number-columns-spanned="2" office:value-type="string">
            <text:p text:style-name="P43">Tipo</text:p>
          </table:table-cell>
          <table:covered-table-cell/>
          <table:table-cell table:style-name="Tabela14.A12" office:value-type="string">
            <text:p text:style-name="P43">Obrigatório</text:p>
          </table:table-cell>
        </table:table-row>
        <table:table-row table:style-name="Tabela14.1">
          <table:table-cell table:style-name="Tabela14.A14" office:value-type="string">
            <text:p text:style-name="P36">id</text:p>
          </table:table-cell>
          <table:table-cell table:style-name="Tabela14.A14" table:number-columns-spanned="2" office:value-type="string">
            <text:p text:style-name="P36">serial</text:p>
          </table:table-cell>
          <table:covered-table-cell/>
          <table:table-cell table:style-name="Tabela14.C2" office:value-type="string">
            <text:p text:style-name="P39">x</text:p>
          </table:table-cell>
        </table:table-row>
        <table:table-row table:style-name="Tabela14.1">
          <table:table-cell table:style-name="Tabela14.A14" office:value-type="string">
            <text:p text:style-name="P36">nome</text:p>
          </table:table-cell>
          <table:table-cell table:style-name="Tabela14.A14" table:number-columns-spanned="2" office:value-type="string">
            <text:p text:style-name="P36"><text:span text:style-name="T35">v</text:span>archar (255)</text:p>
          </table:table-cell>
          <table:covered-table-cell/>
          <table:table-cell table:style-name="Tabela14.C2" office:value-type="string">
            <text:p text:style-name="P39">x</text:p>
          </table:table-cell>
        </table:table-row>
        <table:table-row table:style-name="Tabela14.1">
          <table:table-cell table:style-name="Tabela14.A16" office:value-type="string">
            <text:p text:style-name="P54">descricao</text:p>
          </table:table-cell>
          <table:table-cell table:style-name="Tabela14.A16" table:number-columns-spanned="2" office:value-type="string">
            <text:p text:style-name="P54">varchar(255)</text:p>
          </table:table-cell>
          <table:covered-table-cell/>
          <table:table-cell table:style-name="Tabela14.C9" office:value-type="string">
            <text:p text:style-name="P39"/>
          </table:table-cell>
        </table:table-row>
        <table:table-row table:style-name="Tabela14.1">
          <table:table-cell table:style-name="Tabela14.A17" office:value-type="string">
            <text:p text:style-name="P36">condicao_id</text:p>
          </table:table-cell>
          <table:table-cell table:style-name="Tabela14.A17" table:number-columns-spanned="2" office:value-type="string">
            <text:p text:style-name="P36">int</text:p>
          </table:table-cell>
          <table:covered-table-cell/>
          <table:table-cell table:style-name="Tabela14.C1" office:value-type="string">
            <text:p text:style-name="P39">x</text:p>
          </table:table-cell>
        </table:table-row>
        <table:table-row table:style-name="Tabela14.1">
          <table:table-cell table:style-name="Tabela14.A16" office:value-type="string">
            <text:p text:style-name="P36">situacao_id</text:p>
          </table:table-cell>
          <table:table-cell table:style-name="Tabela14.A16" table:number-columns-spanned="2" office:value-type="string">
            <text:p text:style-name="P36">int</text:p>
          </table:table-cell>
          <table:covered-table-cell/>
          <table:table-cell table:style-name="Tabela14.C9" office:value-type="string">
            <text:p text:style-name="P39">x</text:p>
          </table:table-cell>
        </table:table-row>
        <table:table-row table:style-name="Tabela14.1">
          <table:table-cell table:style-name="Tabela14.A16" office:value-type="string">
            <text:p text:style-name="P36">categoria_id</text:p>
          </table:table-cell>
          <table:table-cell table:style-name="Tabela14.A16" table:number-columns-spanned="2" office:value-type="string">
            <text:p text:style-name="P36">int</text:p>
          </table:table-cell>
          <table:covered-table-cell/>
          <table:table-cell table:style-name="Tabela14.C9" office:value-type="string">
            <text:p text:style-name="P39">x</text:p>
          </table:table-cell>
        </table:table-row>
        <table:table-row table:style-name="Tabela14.1">
          <table:table-cell table:style-name="Tabela14.A17" office:value-type="string">
            <text:p text:style-name="P36">valorEstimado</text:p>
          </table:table-cell>
          <table:table-cell table:style-name="Tabela14.A17" table:number-columns-spanned="2" office:value-type="string">
            <text:p text:style-name="P36">int</text:p>
          </table:table-cell>
          <table:covered-table-cell/>
          <table:table-cell table:style-name="Tabela14.C1" office:value-type="string">
            <text:p text:style-name="P39">x</text:p>
          </table:table-cell>
        </table:table-row>
      </table:table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table:number-columns-spanned="2" office:value-type="string">
            <text:p text:style-name="P43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5.C1" table:number-columns-spanned="2" office:value-type="string">
            <text:p text:style-name="P10"><text:span text:style-name="T6">R</text:span><text:span text:style-name="T9">Fn</text:span><text:span text:style-name="T3"> - </text:span><text:span text:style-name="T5">005</text:span>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43">2<text:span text:style-name="T1"> </text:span>-<text:span text:style-name="T1"> </text:span>Nome</text:p>
          </table:table-cell>
          <table:covered-table-cell/>
          <table:table-cell table:style-name="Tabela15.C2" table:number-columns-spanned="2" office:value-type="string">
            <text:p text:style-name="P36">Requisito Funcional – Manutenção de Usuario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43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5.C2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4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5.C2" table:number-columns-spanned="2" office:value-type="string">
            <text:p text:style-name="P36">11/09/2024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43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5.C2" table:number-columns-spanned="2" office:value-type="string">
            <text:p text:style-name="P36">Laboratório NumbERS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43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5.C2" table:number-columns-spanned="2" office:value-type="string">
            <text:p text:style-name="P10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ext:soft-page-break/>
        <table:table-row table:style-name="Tabela15.1">
          <table:table-cell table:style-name="Tabela15.A7" table:number-columns-spanned="2" office:value-type="string">
            <text:p text:style-name="P43">7-<text:span text:style-name="T1"> </text:span>Descrição</text:p>
          </table:table-cell>
          <table:covered-table-cell/>
          <table:table-cell table:style-name="Tabela15.C2" table:number-columns-spanned="2" office:value-type="string">
            <text:p text:style-name="P37">O sistema deverá permitir o cadastramento e manutenção de dados de usuários.</text:p>
          </table:table-cell>
          <table:covered-table-cell/>
        </table:table-row>
        <table:table-row table:style-name="Tabela15.1">
          <table:table-cell table:style-name="Tabela15.A1" table:number-columns-spanned="2" office:value-type="string">
            <text:p text:style-name="P46">8 - Analista</text:p>
          </table:table-cell>
          <table:covered-table-cell/>
          <table:table-cell table:style-name="Tabela15.C2" table:number-columns-spanned="2" office:value-type="string">
            <text:p text:style-name="P37">Guilherme Henrique Souza da Silva</text:p>
          </table:table-cell>
          <table:covered-table-cell/>
        </table:table-row>
        <table:table-row table:style-name="Tabela15.1">
          <table:table-cell table:style-name="Tabela15.A9" table:number-columns-spanned="2" office:value-type="string">
            <text:p text:style-name="P46">9 – Data atualizações</text:p>
          </table:table-cell>
          <table:covered-table-cell/>
          <table:table-cell table:style-name="Tabela15.C9" table:number-columns-spanned="2" office:value-type="string">
            <text:p text:style-name="P37">13/09/24</text:p>
          </table:table-cell>
          <table:covered-table-cell/>
        </table:table-row>
        <table:table-row table:style-name="Tabela15.1">
          <table:table-cell table:style-name="Tabela15.A9" table:number-columns-spanned="2" office:value-type="string">
            <text:p text:style-name="P43"><text:span text:style-name="T19">10 </text:span>-<text:span text:style-name="T1"> </text:span>Ações</text:p>
          </table:table-cell>
          <table:covered-table-cell/>
          <table:table-cell table:style-name="Tabela15.C9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5.11">
          <table:table-cell table:style-name="Tabela15.A1" table:number-columns-spanned="2" office:value-type="string">
            <text:p text:style-name="P43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5.C2" table:number-columns-spanned="2" office:value-type="string">
            <text:p text:style-name="P54">Não identificadas</text:p>
          </table:table-cell>
          <table:covered-table-cell/>
        </table:table-row>
        <table:table-row table:style-name="Tabela15.1">
          <table:table-cell table:style-name="Tabela15.A12" table:number-columns-spanned="4" office:value-type="string">
            <text:p text:style-name="P10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43">Descrição</text:p>
          </table:table-cell>
          <table:table-cell table:style-name="Tabela15.A2" table:number-columns-spanned="2" office:value-type="string">
            <text:p text:style-name="P43">Tipo</text:p>
          </table:table-cell>
          <table:covered-table-cell/>
          <table:table-cell table:style-name="Tabela15.A12" office:value-type="string">
            <text:p text:style-name="P43">Obrigatório</text:p>
          </table:table-cell>
        </table:table-row>
        <table:table-row table:style-name="Tabela15.1">
          <table:table-cell table:style-name="Tabela15.A14" office:value-type="string">
            <text:p text:style-name="P36">id</text:p>
          </table:table-cell>
          <table:table-cell table:style-name="Tabela15.A14" table:number-columns-spanned="2" office:value-type="string">
            <text:p text:style-name="P36">serial</text:p>
          </table:table-cell>
          <table:covered-table-cell/>
          <table:table-cell table:style-name="Tabela15.C2" office:value-type="string">
            <text:p text:style-name="P39">x</text:p>
          </table:table-cell>
        </table:table-row>
        <table:table-row table:style-name="Tabela15.1">
          <table:table-cell table:style-name="Tabela15.A14" office:value-type="string">
            <text:p text:style-name="P36">nome</text:p>
          </table:table-cell>
          <table:table-cell table:style-name="Tabela15.A14" table:number-columns-spanned="2" office:value-type="string">
            <text:p text:style-name="P36">varchar (255)</text:p>
          </table:table-cell>
          <table:covered-table-cell/>
          <table:table-cell table:style-name="Tabela15.C2" office:value-type="string">
            <text:p text:style-name="P39">x</text:p>
          </table:table-cell>
        </table:table-row>
        <table:table-row table:style-name="Tabela15.1">
          <table:table-cell table:style-name="Tabela15.A16" office:value-type="string">
            <text:p text:style-name="P36">sobrenome</text:p>
          </table:table-cell>
          <table:table-cell table:style-name="Tabela15.A16" table:number-columns-spanned="2" office:value-type="string">
            <text:p text:style-name="P36">varchar (255)</text:p>
          </table:table-cell>
          <table:covered-table-cell/>
          <table:table-cell table:style-name="Tabela15.C1" office:value-type="string">
            <text:p text:style-name="P39">x</text:p>
          </table:table-cell>
        </table:table-row>
        <table:table-row table:style-name="Tabela15.1">
          <table:table-cell table:style-name="Tabela15.A17" office:value-type="string">
            <text:p text:style-name="P36">email</text:p>
          </table:table-cell>
          <table:table-cell table:style-name="Tabela15.A17" table:number-columns-spanned="2" office:value-type="string">
            <text:p text:style-name="P36">varchar (500)</text:p>
          </table:table-cell>
          <table:covered-table-cell/>
          <table:table-cell table:style-name="Tabela15.C9" office:value-type="string">
            <text:p text:style-name="P39">x</text:p>
          </table:table-cell>
        </table:table-row>
        <table:table-row table:style-name="Tabela15.1">
          <table:table-cell table:style-name="Tabela15.A17" office:value-type="string">
            <text:p text:style-name="P36">senha</text:p>
          </table:table-cell>
          <table:table-cell table:style-name="Tabela15.A17" table:number-columns-spanned="2" office:value-type="string">
            <text:p text:style-name="P36">varchar (500)</text:p>
          </table:table-cell>
          <table:covered-table-cell/>
          <table:table-cell table:style-name="Tabela15.C9" office:value-type="string">
            <text:p text:style-name="P39">x</text:p>
          </table:table-cell>
        </table:table-row>
        <table:table-row table:style-name="Tabela15.1">
          <table:table-cell table:style-name="Tabela15.A16" office:value-type="string">
            <text:p text:style-name="P36">cargo</text:p>
          </table:table-cell>
          <table:table-cell table:style-name="Tabela15.A16" table:number-columns-spanned="2" office:value-type="string">
            <text:p text:style-name="P36">varchar (255)</text:p>
          </table:table-cell>
          <table:covered-table-cell/>
          <table:table-cell table:style-name="Tabela15.C1" office:value-type="string">
            <text:p text:style-name="P39">x</text:p>
          </table:table-cell>
        </table:table-row>
      </table:table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table:number-columns-spanned="2" office:value-type="string">
            <text:p text:style-name="P43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6.C1" table:number-columns-spanned="2" office:value-type="string">
            <text:p text:style-name="P10"><text:span text:style-name="T6">R</text:span><text:span text:style-name="T9">Fn</text:span><text:span text:style-name="T3"> - </text:span><text:span text:style-name="T5">006</text:span>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43">2<text:span text:style-name="T1"> </text:span>-<text:span text:style-name="T1"> </text:span>Nome</text:p>
          </table:table-cell>
          <table:covered-table-cell/>
          <table:table-cell table:style-name="Tabela16.C2" table:number-columns-spanned="2" office:value-type="string">
            <text:p text:style-name="P36">Requisito Funcional – Manutenção de Emprestimo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43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6.C2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4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6.C2" table:number-columns-spanned="2" office:value-type="string">
            <text:p text:style-name="P36">11/09/2024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43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6.C2" table:number-columns-spanned="2" office:value-type="string">
            <text:p text:style-name="P36">Laboratório NumbERS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43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6.C2" table:number-columns-spanned="2" office:value-type="string">
            <text:p text:style-name="P10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43">7-<text:span text:style-name="T1"> </text:span>Descrição</text:p>
          </table:table-cell>
          <table:covered-table-cell/>
          <table:table-cell table:style-name="Tabela16.C2" table:number-columns-spanned="2" office:value-type="string">
            <text:p text:style-name="P37">O sistema deverá permitir o cadastramento e manutenção de dados de empréstimos.</text:p>
          </table:table-cell>
          <table:covered-table-cell/>
        </table:table-row>
        <table:table-row table:style-name="Tabela16.1">
          <table:table-cell table:style-name="Tabela16.A1" table:number-columns-spanned="2" office:value-type="string">
            <text:p text:style-name="P46">8 - Analista</text:p>
          </table:table-cell>
          <table:covered-table-cell/>
          <table:table-cell table:style-name="Tabela16.C2" table:number-columns-spanned="2" office:value-type="string">
            <text:p text:style-name="P37">Guilherme Henrique Souza da Silva</text:p>
          </table:table-cell>
          <table:covered-table-cell/>
        </table:table-row>
        <table:table-row table:style-name="Tabela16.1">
          <table:table-cell table:style-name="Tabela16.A9" table:number-columns-spanned="2" office:value-type="string">
            <text:p text:style-name="P46">9 – Data atualizações</text:p>
          </table:table-cell>
          <table:covered-table-cell/>
          <table:table-cell table:style-name="Tabela16.C9" table:number-columns-spanned="2" office:value-type="string">
            <text:p text:style-name="P37">13/09/24</text:p>
          </table:table-cell>
          <table:covered-table-cell/>
        </table:table-row>
        <table:table-row table:style-name="Tabela16.1">
          <table:table-cell table:style-name="Tabela16.A9" table:number-columns-spanned="2" office:value-type="string">
            <text:p text:style-name="P43"><text:span text:style-name="T19">10 </text:span>-<text:span text:style-name="T1"> </text:span>Ações</text:p>
          </table:table-cell>
          <table:covered-table-cell/>
          <table:table-cell table:style-name="Tabela16.C9" table:number-columns-spanned="2" office:value-type="string">
            <text:p text:style-name="P36">Desenvolvedor do projeto</text:p>
          </table:table-cell>
          <table:covered-table-cell/>
        </table:table-row>
        <table:table-row table:style-name="Tabela16.11">
          <table:table-cell table:style-name="Tabela16.A1" table:number-columns-spanned="2" office:value-type="string">
            <text:p text:style-name="P43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6.C2" table:number-columns-spanned="2" office:value-type="string">
            <text:p text:style-name="P36">11/09/2024</text:p>
          </table:table-cell>
          <table:covered-table-cell/>
        </table:table-row>
        <table:table-row table:style-name="Tabela16.1">
          <table:table-cell table:style-name="Tabela16.A12" table:number-columns-spanned="4" office:value-type="string">
            <text:p text:style-name="P10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43">Descrição</text:p>
          </table:table-cell>
          <table:table-cell table:style-name="Tabela16.A2" table:number-columns-spanned="2" office:value-type="string">
            <text:p text:style-name="P43">Tipo</text:p>
          </table:table-cell>
          <table:covered-table-cell/>
          <table:table-cell table:style-name="Tabela16.A12" office:value-type="string">
            <text:p text:style-name="P43">Obrigatório</text:p>
          </table:table-cell>
        </table:table-row>
        <table:table-row table:style-name="Tabela16.1">
          <table:table-cell table:style-name="Tabela16.A14" office:value-type="string">
            <text:p text:style-name="P36">id</text:p>
          </table:table-cell>
          <table:table-cell table:style-name="Tabela16.A14" table:number-columns-spanned="2" office:value-type="string">
            <text:p text:style-name="P36">serial</text:p>
          </table:table-cell>
          <table:covered-table-cell/>
          <table:table-cell table:style-name="Tabela16.C2" office:value-type="string">
            <text:p text:style-name="P39">x</text:p>
          </table:table-cell>
        </table:table-row>
        <table:table-row table:style-name="Tabela16.1">
          <table:table-cell table:style-name="Tabela16.A14" office:value-type="string">
            <text:p text:style-name="P36">situcao</text:p>
          </table:table-cell>
          <table:table-cell table:style-name="Tabela16.A14" table:number-columns-spanned="2" office:value-type="string">
            <text:p text:style-name="P36"><text:span text:style-name="T35">v</text:span>archar <text:span text:style-name="T33">(reservado, devolvido, em uso)</text:span></text:p>
          </table:table-cell>
          <table:covered-table-cell/>
          <table:table-cell table:style-name="Tabela16.C2" office:value-type="string">
            <text:p text:style-name="P39">x</text:p>
          </table:table-cell>
        </table:table-row>
        <table:table-row table:style-name="Tabela16.1">
          <table:table-cell table:style-name="Tabela16.A16" office:value-type="string">
            <text:p text:style-name="P36">usuario_id</text:p>
          </table:table-cell>
          <table:table-cell table:style-name="Tabela16.A16" table:number-columns-spanned="2" office:value-type="string">
            <text:p text:style-name="P36">int</text:p>
          </table:table-cell>
          <table:covered-table-cell/>
          <table:table-cell table:style-name="Tabela16.C1" office:value-type="string">
            <text:p text:style-name="P40"/>
          </table:table-cell>
        </table:table-row>
        <table:table-row table:style-name="Tabela16.1">
          <table:table-cell table:style-name="Tabela16.A17" office:value-type="string">
            <text:p text:style-name="P36">coordenador_responsavel_id</text:p>
          </table:table-cell>
          <table:table-cell table:style-name="Tabela16.A17" table:number-columns-spanned="2" office:value-type="string">
            <text:p text:style-name="P36">int</text:p>
          </table:table-cell>
          <table:covered-table-cell/>
          <table:table-cell table:style-name="Tabela16.C9" office:value-type="string">
            <text:p text:style-name="P39">x</text:p>
          </table:table-cell>
        </table:table-row>
        <table:table-row table:style-name="Tabela16.1">
          <table:table-cell table:style-name="Tabela16.A17" office:value-type="string">
            <text:p text:style-name="P36">dataEmprestimo</text:p>
          </table:table-cell>
          <table:table-cell table:style-name="Tabela16.A17" table:number-columns-spanned="2" office:value-type="string">
            <text:p text:style-name="P36">date</text:p>
          </table:table-cell>
          <table:covered-table-cell/>
          <table:table-cell table:style-name="Tabela16.C9" office:value-type="string">
            <text:p text:style-name="P39">x</text:p>
          </table:table-cell>
        </table:table-row>
        <table:table-row table:style-name="Tabela16.1">
          <table:table-cell table:style-name="Tabela16.A16" office:value-type="string">
            <text:p text:style-name="P36">dataDevolucao</text:p>
          </table:table-cell>
          <table:table-cell table:style-name="Tabela16.A16" table:number-columns-spanned="2" office:value-type="string">
            <text:p text:style-name="P36">date</text:p>
          </table:table-cell>
          <table:covered-table-cell/>
          <table:table-cell table:style-name="Tabela16.C1" office:value-type="string">
            <text:p text:style-name="P39">x</text:p>
          </table:table-cell>
        </table:table-row>
        <table:table-row table:style-name="Tabela16.1">
          <table:table-cell table:style-name="Tabela16.A20" office:value-type="string">
            <text:p text:style-name="P36">patrimonio_id</text:p>
          </table:table-cell>
          <table:table-cell table:style-name="Tabela16.A20" table:number-columns-spanned="2" office:value-type="string">
            <text:p text:style-name="P36">int</text:p>
          </table:table-cell>
          <table:covered-table-cell/>
          <table:table-cell table:style-name="Tabela16.D20" office:value-type="string">
            <text:p text:style-name="P39">x</text:p>
          </table:table-cell>
        </table:table-row>
      </table:table>
      <text:p text:style-name="P52"><text:span text:style-name="T17"><text:s/>Modelo </text:span><text:span text:style-name="T18">de documentação de Casos de Uso</text:span></text:p>
      <text:p text:style-name="P11"><text:s/></text:p>
      <text:p text:style-name="P1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8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8.B1" office:value-type="string">
            <text:p text:style-name="P72">Gerenciamento de Uuario</text:p>
          </table:table-cell>
        </table:table-row>
        <table:table-row table:style-name="Tabela8.1">
          <table:table-cell table:style-name="Tabela8.A2" office:value-type="string">
            <text:p text:style-name="P18">Caso<text:span text:style-name="T1"> </text:span>de<text:span text:style-name="T1"> </text:span>Uso<text:span text:style-name="T1"> </text:span>Geral</text:p>
          </table:table-cell>
          <table:table-cell table:style-name="Tabela8.B2" office:value-type="string">
            <text:p text:style-name="P49">--------------------</text:p>
          </table:table-cell>
        </table:table-row>
        <table:table-row table:style-name="Tabela8.1">
          <table:table-cell table:style-name="Tabela8.A2" office:value-type="string">
            <text:p text:style-name="P18">Ator<text:span text:style-name="T1"> </text:span>principal</text:p>
          </table:table-cell>
          <table:table-cell table:style-name="Tabela8.B3" office:value-type="string">
            <text:p text:style-name="P85">Coordenador de laboratório</text:p>
          </table:table-cell>
        </table:table-row>
        <table:table-row table:style-name="Tabela8.1">
          <table:table-cell table:style-name="Tabela8.A2" office:value-type="string">
            <text:p text:style-name="P18">Atores<text:span text:style-name="T1"> </text:span>Secundários</text:p>
          </table:table-cell>
          <table:table-cell table:style-name="Tabela8.B4" office:value-type="string">
            <text:p text:style-name="P49">--------------------</text:p>
          </table:table-cell>
        </table:table-row>
        <table:table-row table:style-name="Tabela8.1">
          <table:table-cell table:style-name="Tabela8.A2" office:value-type="string">
            <text:p text:style-name="P18">Resumo</text:p>
          </table:table-cell>
          <table:table-cell table:style-name="Tabela8.B5" office:value-type="string">
            <text:p text:style-name="P72">Este caso de uso descreve as etapas necessárias para gerenciamento de usuários.</text:p>
          </table:table-cell>
        </table:table-row>
        <table:table-row table:style-name="Tabela8.1">
          <table:table-cell table:style-name="Tabela8.A2" office:value-type="string">
            <text:p text:style-name="P44">Analista</text:p>
          </table:table-cell>
          <table:table-cell table:style-name="Tabela8.B6" office:value-type="string">
            <text:p text:style-name="P55">Guilherme H. S. Da Silva</text:p>
          </table:table-cell>
        </table:table-row>
        <table:table-row table:style-name="Tabela8.1">
          <table:table-cell table:style-name="Tabela8.A7" office:value-type="string">
            <text:p text:style-name="P44">Data atualizações</text:p>
          </table:table-cell>
          <table:table-cell table:style-name="Tabela8.B7" office:value-type="string">
            <text:p text:style-name="P55">19 de set. 2024</text:p>
          </table:table-cell>
        </table:table-row>
        <table:table-row table:style-name="Tabela8.1">
          <table:table-cell table:style-name="Tabela8.A7" office:value-type="string">
            <text:p text:style-name="P18">Pré-Condições</text:p>
          </table:table-cell>
          <table:table-cell table:style-name="Tabela8.B8" office:value-type="string">
            <text:p text:style-name="P81">--------------------</text:p>
          </table:table-cell>
        </table:table-row>
        <table:table-row table:style-name="Tabela8.1">
          <table:table-cell table:style-name="Tabela8.A2" office:value-type="string">
            <text:p text:style-name="P18">Pós-Condições</text:p>
          </table:table-cell>
          <table:table-cell table:style-name="Tabela8.B9" office:value-type="string">
            <text:p text:style-name="P81">--------------------</text:p>
          </table:table-cell>
        </table:table-row>
        <table:table-row table:style-name="Tabela8.1">
          <table:table-cell table:style-name="Tabela8.A2" office:value-type="string">
            <text:p text:style-name="P18">Ações<text:span text:style-name="T1"> </text:span>do<text:span text:style-name="T1"> </text:span>Ator</text:p>
          </table:table-cell>
          <table:table-cell table:style-name="Tabela8.B10" office:value-type="string">
            <text:p text:style-name="P18">Ações<text:span text:style-name="T1"> </text:span>do<text:span text:style-name="T1"> </text:span>Sistema</text:p>
          </table:table-cell>
        </table:table-row>
        <table:table-row table:style-name="Tabela8.1">
          <table:table-cell table:style-name="Tabela8.A11" office:value-type="string">
            <text:p text:style-name="P72">Informa usuario</text:p>
          </table:table-cell>
          <table:table-cell table:style-name="Tabela8.B11" office:value-type="string">
            <text:p text:style-name="P72">Validar dados</text:p>
          </table:table-cell>
        </table:table-row>
        <table:table-row table:style-name="Tabela8.1">
          <table:table-cell table:style-name="Tabela8.A12" office:value-type="string">
            <text:p text:style-name="P18"/>
          </table:table-cell>
          <table:table-cell table:style-name="Tabela8.B12" office:value-type="string">
            <text:p text:style-name="P72">Gravar</text:p>
          </table:table-cell>
        </table:table-row>
        <table:table-row table:style-name="Tabela8.1">
          <table:table-cell table:style-name="Tabela8.A13" office:value-type="string">
            <text:p text:style-name="P18"/>
          </table:table-cell>
          <table:table-cell table:style-name="Tabela8.B13" office:value-type="string">
            <text:p text:style-name="P18"/>
          </table:table-cell>
        </table:table-row>
        <table:table-row table:style-name="Tabela8.1">
          <table:table-cell table:style-name="Tabela8.A14" office:value-type="string">
            <text:p text:style-name="P72">Informa manutenção</text:p>
          </table:table-cell>
          <table:table-cell table:style-name="Tabela8.B14" office:value-type="string">
            <text:p text:style-name="P72">Buscar Usuario</text:p>
          </table:table-cell>
        </table:table-row>
        <table:table-row table:style-name="Tabela8.1">
          <table:table-cell table:style-name="Tabela8.A15" office:value-type="string">
            <text:p text:style-name="P18"/>
          </table:table-cell>
          <table:table-cell table:style-name="Tabela8.B15" office:value-type="string">
            <text:p text:style-name="P72">Mostrar</text:p>
          </table:table-cell>
        </table:table-row>
        <table:table-row table:style-name="Tabela8.1">
          <table:table-cell table:style-name="Tabela8.A16" office:value-type="string">
            <text:p text:style-name="P72">Define manutenção</text:p>
          </table:table-cell>
          <table:table-cell table:style-name="Tabela8.B16" office:value-type="string">
            <text:p text:style-name="P72">Validar dados</text:p>
          </table:table-cell>
        </table:table-row>
        <table:table-row table:style-name="Tabela8.1">
          <table:table-cell table:style-name="Tabela8.A17" office:value-type="string">
            <text:p text:style-name="P18"/>
          </table:table-cell>
          <table:table-cell table:style-name="Tabela8.B17" office:value-type="string">
            <text:p text:style-name="P72">Atualizar</text:p>
          </table:table-cell>
        </table:table-row>
        <table:table-row table:style-name="Tabela8.1">
          <table:table-cell table:style-name="Tabela8.A18" office:value-type="string">
            <text:p text:style-name="P18"/>
          </table:table-cell>
          <table:table-cell table:style-name="Tabela8.B18" office:value-type="string">
            <text:p text:style-name="P18"/>
          </table:table-cell>
        </table:table-row>
        <table:table-row table:style-name="Tabela8.1">
          <table:table-cell table:style-name="Tabela8.A19" office:value-type="string">
            <text:p text:style-name="P72">Informa busca</text:p>
          </table:table-cell>
          <table:table-cell table:style-name="Tabela8.B19" office:value-type="string">
            <text:p text:style-name="P72">Buscar Usuario</text:p>
          </table:table-cell>
        </table:table-row>
        <table:table-row table:style-name="Tabela8.1">
          <table:table-cell table:style-name="Tabela8.A20" office:value-type="string">
            <text:p text:style-name="P18"/>
          </table:table-cell>
          <table:table-cell table:style-name="Tabela8.B20" office:value-type="string">
            <text:p text:style-name="P72">Mostrar</text:p>
          </table:table-cell>
        </table:table-row>
        <table:table-row table:style-name="Tabela8.1">
          <table:table-cell table:style-name="Tabela8.A21" office:value-type="string">
            <text:p text:style-name="P18"/>
          </table:table-cell>
          <table:table-cell table:style-name="Tabela8.B21" office:value-type="string">
            <text:p text:style-name="P18"/>
          </table:table-cell>
        </table:table-row>
        <table:table-row table:style-name="Tabela8.1">
          <table:table-cell table:style-name="Tabela8.A22" office:value-type="string">
            <text:p text:style-name="P72">Informa exclusão</text:p>
          </table:table-cell>
          <table:table-cell table:style-name="Tabela8.B22" office:value-type="string">
            <text:p text:style-name="P72">Buscar Usuario</text:p>
          </table:table-cell>
        </table:table-row>
        <table:table-row table:style-name="Tabela8.1">
          <table:table-cell table:style-name="Tabela8.A23" office:value-type="string">
            <text:p text:style-name="P72"/>
          </table:table-cell>
          <table:table-cell table:style-name="Tabela8.B23" office:value-type="string">
            <text:p text:style-name="P72">Mostrar</text:p>
          </table:table-cell>
        </table:table-row>
        <table:table-row table:style-name="Tabela8.1">
          <table:table-cell table:style-name="Tabela8.A24" office:value-type="string">
            <text:p text:style-name="P72">Define exclusão</text:p>
          </table:table-cell>
          <table:table-cell table:style-name="Tabela8.B24" office:value-type="string">
            <text:p text:style-name="P72">Validar dados</text:p>
          </table:table-cell>
        </table:table-row>
        <table:table-row table:style-name="Tabela8.1">
          <table:table-cell table:style-name="Tabela8.A25" office:value-type="string">
            <text:p text:style-name="P72"/>
          </table:table-cell>
          <table:table-cell table:style-name="Tabela8.B25" office:value-type="string">
            <text:p text:style-name="P72">Excluir</text:p>
          </table:table-cell>
        </table:table-row>
        <table:table-row table:style-name="Tabela8.26">
          <table:table-cell table:style-name="Tabela8.A2" office:value-type="string">
            <text:p text:style-name="P18">Restrições<text:span text:style-name="T1"> </text:span>/<text:span text:style-name="T1"> </text:span>Validações<text:span text:style-name="T1"> </text:span></text:p>
          </table:table-cell>
          <table:table-cell table:style-name="Tabela8.B26" office:value-type="string">
            <text:p text:style-name="P81">--------------------</text:p>
          </table:table-cell>
        </table:table-row>
      </table:table>
      <text:p text:style-name="P6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8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4.B1" office:value-type="string">
            <text:p text:style-name="P72">Gerenciamento de Emprestimos</text:p>
          </table:table-cell>
        </table:table-row>
        <table:table-row table:style-name="Tabela4.1">
          <table:table-cell table:style-name="Tabela4.A2" office:value-type="string">
            <text:p text:style-name="P68">Caso<text:span text:style-name="T1"> </text:span>de<text:span text:style-name="T1"> </text:span>Uso<text:span text:style-name="T1"> </text:span>Geral</text:p>
          </table:table-cell>
          <table:table-cell table:style-name="Tabela4.B2" office:value-type="string">
            <text:p text:style-name="P81">--------------------</text:p>
          </table:table-cell>
        </table:table-row>
        <table:table-row table:style-name="Tabela4.1">
          <table:table-cell table:style-name="Tabela4.A2" office:value-type="string">
            <text:p text:style-name="P68">Ator<text:span text:style-name="T1"> </text:span>principal</text:p>
          </table:table-cell>
          <table:table-cell table:style-name="Tabela4.B3" office:value-type="string">
            <text:p text:style-name="P85">Coordenador de laboratório</text:p>
          </table:table-cell>
        </table:table-row>
        <table:table-row table:style-name="Tabela4.1">
          <table:table-cell table:style-name="Tabela4.A2" office:value-type="string">
            <text:p text:style-name="P68">Atores<text:span text:style-name="T1"> </text:span>Secundários</text:p>
          </table:table-cell>
          <table:table-cell table:style-name="Tabela4.B4" office:value-type="string">
            <text:p text:style-name="P81">--------------------</text:p>
          </table:table-cell>
        </table:table-row>
        <table:table-row table:style-name="Tabela4.1">
          <table:table-cell table:style-name="Tabela4.A2" office:value-type="string">
            <text:p text:style-name="P68">Resumo</text:p>
          </table:table-cell>
          <table:table-cell table:style-name="Tabela4.B5" office:value-type="string">
            <text:p text:style-name="P72">Este caso de uso descreve as etapas necessárias para gerenciamento de <text:span text:style-name="T36">empréstimos</text:span>.</text:p>
          </table:table-cell>
        </table:table-row>
        <table:table-row table:style-name="Tabela4.1">
          <table:table-cell table:style-name="Tabela4.A2" office:value-type="string">
            <text:p text:style-name="P59">Analista</text:p>
          </table:table-cell>
          <table:table-cell table:style-name="Tabela4.B6" office:value-type="string">
            <text:p text:style-name="P55">Guilherme H. S. Da Silva</text:p>
          </table:table-cell>
        </table:table-row>
        <table:table-row table:style-name="Tabela4.1">
          <table:table-cell table:style-name="Tabela4.A7" office:value-type="string">
            <text:p text:style-name="P59">Data atualizações</text:p>
          </table:table-cell>
          <table:table-cell table:style-name="Tabela4.B7" office:value-type="string">
            <text:p text:style-name="P55">19 de set. 2024</text:p>
          </table:table-cell>
        </table:table-row>
        <table:table-row table:style-name="Tabela4.1">
          <table:table-cell table:style-name="Tabela4.A7" office:value-type="string">
            <text:p text:style-name="P68">Pré-Condições</text:p>
          </table:table-cell>
          <table:table-cell table:style-name="Tabela4.B8" office:value-type="string">
            <text:p text:style-name="P86">Usuario, Patrimonio</text:p>
          </table:table-cell>
        </table:table-row>
        <table:table-row table:style-name="Tabela4.1">
          <table:table-cell table:style-name="Tabela4.A2" office:value-type="string">
            <text:p text:style-name="P68">Pós-Condições</text:p>
          </table:table-cell>
          <table:table-cell table:style-name="Tabela4.B9" office:value-type="string">
            <text:p text:style-name="P86">Alterar situação do patrimônio solicitado para “Emprestado”</text:p>
          </table:table-cell>
        </table:table-row>
        <table:table-row table:style-name="Tabela4.1">
          <table:table-cell table:style-name="Tabela4.A2" office:value-type="string">
            <text:p text:style-name="P68">Ações<text:span text:style-name="T1"> </text:span>do<text:span text:style-name="T1"> </text:span>Ator</text:p>
          </table:table-cell>
          <table:table-cell table:style-name="Tabela4.B10" office:value-type="string">
            <text:p text:style-name="P68">Ações<text:span text:style-name="T1"> </text:span>do<text:span text:style-name="T1"> </text:span>Sistema</text:p>
          </table:table-cell>
        </table:table-row>
        <table:table-row table:style-name="Tabela4.1">
          <table:table-cell table:style-name="Tabela4.A11" office:value-type="string">
            <text:p text:style-name="P72">Informa <text:span text:style-name="T36">emprestimo</text:span></text:p>
          </table:table-cell>
          <table:table-cell table:style-name="Tabela4.B11" office:value-type="string">
            <text:p text:style-name="P76">Buscar Usuario, Patrimonio</text:p>
          </table:table-cell>
        </table:table-row>
        <table:table-row table:style-name="Tabela4.1">
          <table:table-cell table:style-name="Tabela4.A12" office:value-type="string">
            <text:p text:style-name="P68"/>
          </table:table-cell>
          <table:table-cell table:style-name="Tabela4.B12" office:value-type="string">
            <text:p text:style-name="P76">Mostrar</text:p>
          </table:table-cell>
        </table:table-row>
        <table:table-row table:style-name="Tabela4.1">
          <table:table-cell table:style-name="Tabela4.A13" office:value-type="string">
            <text:p text:style-name="P76">Define emprestimo</text:p>
          </table:table-cell>
          <table:table-cell table:style-name="Tabela4.B13" office:value-type="string">
            <text:p text:style-name="P76">Validar dados</text:p>
          </table:table-cell>
        </table:table-row>
        <table:table-row table:style-name="Tabela4.1">
          <table:table-cell table:style-name="Tabela4.A14" office:value-type="string">
            <text:p text:style-name="P68"/>
          </table:table-cell>
          <table:table-cell table:style-name="Tabela4.B14" office:value-type="string">
            <text:p text:style-name="P76">Gravar</text:p>
          </table:table-cell>
        </table:table-row>
        <table:table-row table:style-name="Tabela4.1">
          <table:table-cell table:style-name="Tabela4.A15" office:value-type="string">
            <text:p text:style-name="P68"/>
          </table:table-cell>
          <table:table-cell table:style-name="Tabela4.B15" office:value-type="string">
            <text:p text:style-name="P68"/>
          </table:table-cell>
        </table:table-row>
        <table:table-row table:style-name="Tabela4.1">
          <table:table-cell table:style-name="Tabela4.A16" office:value-type="string">
            <text:p text:style-name="P72">Informa manutenção</text:p>
          </table:table-cell>
          <table:table-cell table:style-name="Tabela4.B16" office:value-type="string">
            <text:p text:style-name="P72">Buscar <text:span text:style-name="T36">Emprestimo, </text:span>Usuario, <text:span text:style-name="T36">Patrimonio</text:span></text:p>
          </table:table-cell>
        </table:table-row>
        <table:table-row table:style-name="Tabela4.1">
          <table:table-cell table:style-name="Tabela4.A17" office:value-type="string">
            <text:p text:style-name="P68"/>
          </table:table-cell>
          <table:table-cell table:style-name="Tabela4.B17" office:value-type="string">
            <text:p text:style-name="P72">Mostrar</text:p>
          </table:table-cell>
        </table:table-row>
        <table:table-row table:style-name="Tabela4.1">
          <table:table-cell table:style-name="Tabela4.A18" office:value-type="string">
            <text:p text:style-name="P72">Define manutenção</text:p>
          </table:table-cell>
          <table:table-cell table:style-name="Tabela4.B18" office:value-type="string">
            <text:p text:style-name="P72">Validar dados</text:p>
          </table:table-cell>
        </table:table-row>
        <table:table-row table:style-name="Tabela4.1">
          <table:table-cell table:style-name="Tabela4.A19" office:value-type="string">
            <text:p text:style-name="P68"/>
          </table:table-cell>
          <table:table-cell table:style-name="Tabela4.B19" office:value-type="string">
            <text:p text:style-name="P72">Atualizar</text:p>
          </table:table-cell>
        </table:table-row>
        <text:soft-page-break/>
        <table:table-row table:style-name="Tabela4.1">
          <table:table-cell table:style-name="Tabela4.A20" office:value-type="string">
            <text:p text:style-name="P68"/>
          </table:table-cell>
          <table:table-cell table:style-name="Tabela4.B20" office:value-type="string">
            <text:p text:style-name="P68"/>
          </table:table-cell>
        </table:table-row>
        <table:table-row table:style-name="Tabela4.1">
          <table:table-cell table:style-name="Tabela4.A21" office:value-type="string">
            <text:p text:style-name="P72">Informa busca</text:p>
          </table:table-cell>
          <table:table-cell table:style-name="Tabela4.B21" office:value-type="string">
            <text:p text:style-name="P72">Buscar <text:span text:style-name="T36">Emprestimo, </text:span>Usuario, <text:span text:style-name="T36">Patrimonio</text:span></text:p>
          </table:table-cell>
        </table:table-row>
        <table:table-row table:style-name="Tabela4.1">
          <table:table-cell table:style-name="Tabela4.A22" office:value-type="string">
            <text:p text:style-name="P68"/>
          </table:table-cell>
          <table:table-cell table:style-name="Tabela4.B22" office:value-type="string">
            <text:p text:style-name="P72">Mostrar</text:p>
          </table:table-cell>
        </table:table-row>
        <table:table-row table:style-name="Tabela4.1">
          <table:table-cell table:style-name="Tabela4.A23" office:value-type="string">
            <text:p text:style-name="P68"/>
          </table:table-cell>
          <table:table-cell table:style-name="Tabela4.B23" office:value-type="string">
            <text:p text:style-name="P68"/>
          </table:table-cell>
        </table:table-row>
        <table:table-row table:style-name="Tabela4.1">
          <table:table-cell table:style-name="Tabela4.A24" office:value-type="string">
            <text:p text:style-name="P72">Informa exclusão</text:p>
          </table:table-cell>
          <table:table-cell table:style-name="Tabela4.B24" office:value-type="string">
            <text:p text:style-name="P72">Buscar <text:span text:style-name="T36">Emprestimo, </text:span>Usuario, <text:span text:style-name="T36">Patrimonio</text:span></text:p>
          </table:table-cell>
        </table:table-row>
        <table:table-row table:style-name="Tabela4.1">
          <table:table-cell table:style-name="Tabela4.A25" office:value-type="string">
            <text:p text:style-name="P72"/>
          </table:table-cell>
          <table:table-cell table:style-name="Tabela4.B25" office:value-type="string">
            <text:p text:style-name="P72">Mostrar</text:p>
          </table:table-cell>
        </table:table-row>
        <table:table-row table:style-name="Tabela4.1">
          <table:table-cell table:style-name="Tabela4.A26" office:value-type="string">
            <text:p text:style-name="P72">Define exclusão</text:p>
          </table:table-cell>
          <table:table-cell table:style-name="Tabela4.B26" office:value-type="string">
            <text:p text:style-name="P72">Validar dados</text:p>
          </table:table-cell>
        </table:table-row>
        <table:table-row table:style-name="Tabela4.1">
          <table:table-cell table:style-name="Tabela4.A27" office:value-type="string">
            <text:p text:style-name="P72"/>
          </table:table-cell>
          <table:table-cell table:style-name="Tabela4.B27" office:value-type="string">
            <text:p text:style-name="P72">Excluir</text:p>
          </table:table-cell>
        </table:table-row>
        <table:table-row table:style-name="Tabela4.28">
          <table:table-cell table:style-name="Tabela4.A2" office:value-type="string">
            <text:p text:style-name="P68">Restrições<text:span text:style-name="T1"> </text:span>/<text:span text:style-name="T1"> </text:span>Validações<text:span text:style-name="T1"> </text:span></text:p>
          </table:table-cell>
          <table:table-cell table:style-name="Tabela4.B28" office:value-type="string">
            <text:p text:style-name="P81">--------------------</text:p>
          </table:table-cell>
        </table:table-row>
      </table:table>
      <text:p text:style-name="P64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69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17.B1" office:value-type="string">
            <text:p text:style-name="P73">Gerenciamento de <text:span text:style-name="T36">Categoria</text:span></text:p>
          </table:table-cell>
        </table:table-row>
        <table:table-row table:style-name="Tabela17.1">
          <table:table-cell table:style-name="Tabela17.A2" office:value-type="string">
            <text:p text:style-name="P69">Caso<text:span text:style-name="T1"> </text:span>de<text:span text:style-name="T1"> </text:span>Uso<text:span text:style-name="T1"> </text:span>Geral</text:p>
          </table:table-cell>
          <table:table-cell table:style-name="Tabela17.B2" office:value-type="string">
            <text:p text:style-name="P82">--------------------</text:p>
          </table:table-cell>
        </table:table-row>
        <table:table-row table:style-name="Tabela17.1">
          <table:table-cell table:style-name="Tabela17.A2" office:value-type="string">
            <text:p text:style-name="P69">Ator<text:span text:style-name="T1"> </text:span>principal</text:p>
          </table:table-cell>
          <table:table-cell table:style-name="Tabela17.B3" office:value-type="string">
            <text:p text:style-name="P86">Gerente de patrimônio</text:p>
          </table:table-cell>
        </table:table-row>
        <table:table-row table:style-name="Tabela17.1">
          <table:table-cell table:style-name="Tabela17.A2" office:value-type="string">
            <text:p text:style-name="P69">Atores<text:span text:style-name="T1"> </text:span>Secundários</text:p>
          </table:table-cell>
          <table:table-cell table:style-name="Tabela17.B4" office:value-type="string">
            <text:p text:style-name="P82">--------------------</text:p>
          </table:table-cell>
        </table:table-row>
        <table:table-row table:style-name="Tabela17.1">
          <table:table-cell table:style-name="Tabela17.A2" office:value-type="string">
            <text:p text:style-name="P69">Resumo</text:p>
          </table:table-cell>
          <table:table-cell table:style-name="Tabela17.B5" office:value-type="string">
            <text:p text:style-name="P73">Este caso de uso descreve as etapas necessárias para gerenciamento de <text:span text:style-name="T36">categorias</text:span>.</text:p>
          </table:table-cell>
        </table:table-row>
        <table:table-row table:style-name="Tabela17.1">
          <table:table-cell table:style-name="Tabela17.A2" office:value-type="string">
            <text:p text:style-name="P60">Analista</text:p>
          </table:table-cell>
          <table:table-cell table:style-name="Tabela17.B6" office:value-type="string">
            <text:p text:style-name="P56">Guilherme H. S. Da Silva</text:p>
          </table:table-cell>
        </table:table-row>
        <table:table-row table:style-name="Tabela17.1">
          <table:table-cell table:style-name="Tabela17.A7" office:value-type="string">
            <text:p text:style-name="P60">Data atualizações</text:p>
          </table:table-cell>
          <table:table-cell table:style-name="Tabela17.B7" office:value-type="string">
            <text:p text:style-name="P56">19 de set. 2024</text:p>
          </table:table-cell>
        </table:table-row>
        <table:table-row table:style-name="Tabela17.1">
          <table:table-cell table:style-name="Tabela17.A7" office:value-type="string">
            <text:p text:style-name="P69">Pré-Condições</text:p>
          </table:table-cell>
          <table:table-cell table:style-name="Tabela17.B8" office:value-type="string">
            <text:p text:style-name="P82">--------------------</text:p>
          </table:table-cell>
        </table:table-row>
        <table:table-row table:style-name="Tabela17.1">
          <table:table-cell table:style-name="Tabela17.A2" office:value-type="string">
            <text:p text:style-name="P69">Pós-Condições</text:p>
          </table:table-cell>
          <table:table-cell table:style-name="Tabela17.B9" office:value-type="string">
            <text:p text:style-name="P82">--------------------</text:p>
          </table:table-cell>
        </table:table-row>
        <table:table-row table:style-name="Tabela17.1">
          <table:table-cell table:style-name="Tabela17.A2" office:value-type="string">
            <text:p text:style-name="P69">Ações<text:span text:style-name="T1"> </text:span>do<text:span text:style-name="T1"> </text:span>Ator</text:p>
          </table:table-cell>
          <table:table-cell table:style-name="Tabela17.B10" office:value-type="string">
            <text:p text:style-name="P69">Ações<text:span text:style-name="T1"> </text:span>do<text:span text:style-name="T1"> </text:span>Sistema</text:p>
          </table:table-cell>
        </table:table-row>
        <table:table-row table:style-name="Tabela17.1">
          <table:table-cell table:style-name="Tabela17.A11" office:value-type="string">
            <text:p text:style-name="P76">Informa categoria</text:p>
          </table:table-cell>
          <table:table-cell table:style-name="Tabela17.B11" office:value-type="string">
            <text:p text:style-name="P76">Validar dados</text:p>
          </table:table-cell>
        </table:table-row>
        <table:table-row table:style-name="Tabela17.1">
          <table:table-cell table:style-name="Tabela17.A12" office:value-type="string">
            <text:p text:style-name="P69"/>
          </table:table-cell>
          <table:table-cell table:style-name="Tabela17.B12" office:value-type="string">
            <text:p text:style-name="P76">Gravar</text:p>
          </table:table-cell>
        </table:table-row>
        <table:table-row table:style-name="Tabela17.1">
          <table:table-cell table:style-name="Tabela17.A13" office:value-type="string">
            <text:p text:style-name="P69"/>
          </table:table-cell>
          <table:table-cell table:style-name="Tabela17.B13" office:value-type="string">
            <text:p text:style-name="P69"/>
          </table:table-cell>
        </table:table-row>
        <table:table-row table:style-name="Tabela17.1">
          <table:table-cell table:style-name="Tabela17.A14" office:value-type="string">
            <text:p text:style-name="P73">Informa manutenção</text:p>
          </table:table-cell>
          <table:table-cell table:style-name="Tabela17.B14" office:value-type="string">
            <text:p text:style-name="P73">Buscar <text:span text:style-name="T36">Categoria</text:span></text:p>
          </table:table-cell>
        </table:table-row>
        <table:table-row table:style-name="Tabela17.1">
          <table:table-cell table:style-name="Tabela17.A15" office:value-type="string">
            <text:p text:style-name="P69"/>
          </table:table-cell>
          <table:table-cell table:style-name="Tabela17.B15" office:value-type="string">
            <text:p text:style-name="P73">Mostrar</text:p>
          </table:table-cell>
        </table:table-row>
        <table:table-row table:style-name="Tabela17.1">
          <table:table-cell table:style-name="Tabela17.A16" office:value-type="string">
            <text:p text:style-name="P73">Define manutenção</text:p>
          </table:table-cell>
          <table:table-cell table:style-name="Tabela17.B16" office:value-type="string">
            <text:p text:style-name="P73">Validar dados</text:p>
          </table:table-cell>
        </table:table-row>
        <table:table-row table:style-name="Tabela17.1">
          <table:table-cell table:style-name="Tabela17.A17" office:value-type="string">
            <text:p text:style-name="P69"/>
          </table:table-cell>
          <table:table-cell table:style-name="Tabela17.B17" office:value-type="string">
            <text:p text:style-name="P73">Atualizar</text:p>
          </table:table-cell>
        </table:table-row>
        <table:table-row table:style-name="Tabela17.1">
          <table:table-cell table:style-name="Tabela17.A18" office:value-type="string">
            <text:p text:style-name="P69"/>
          </table:table-cell>
          <table:table-cell table:style-name="Tabela17.B18" office:value-type="string">
            <text:p text:style-name="P69"/>
          </table:table-cell>
        </table:table-row>
        <table:table-row table:style-name="Tabela17.1">
          <table:table-cell table:style-name="Tabela17.A19" office:value-type="string">
            <text:p text:style-name="P73">Informa busca</text:p>
          </table:table-cell>
          <table:table-cell table:style-name="Tabela17.B19" office:value-type="string">
            <text:p text:style-name="P73">Buscar <text:span text:style-name="T36">Categoria</text:span></text:p>
          </table:table-cell>
        </table:table-row>
        <table:table-row table:style-name="Tabela17.1">
          <table:table-cell table:style-name="Tabela17.A20" office:value-type="string">
            <text:p text:style-name="P69"/>
          </table:table-cell>
          <table:table-cell table:style-name="Tabela17.B20" office:value-type="string">
            <text:p text:style-name="P73">Mostrar</text:p>
          </table:table-cell>
        </table:table-row>
        <table:table-row table:style-name="Tabela17.1">
          <table:table-cell table:style-name="Tabela17.A21" office:value-type="string">
            <text:p text:style-name="P69"/>
          </table:table-cell>
          <table:table-cell table:style-name="Tabela17.B21" office:value-type="string">
            <text:p text:style-name="P69"/>
          </table:table-cell>
        </table:table-row>
        <table:table-row table:style-name="Tabela17.1">
          <table:table-cell table:style-name="Tabela17.A22" office:value-type="string">
            <text:p text:style-name="P73">Informa exclusão</text:p>
          </table:table-cell>
          <table:table-cell table:style-name="Tabela17.B22" office:value-type="string">
            <text:p text:style-name="P73">Buscar <text:span text:style-name="T36">Categoria</text:span></text:p>
          </table:table-cell>
        </table:table-row>
        <table:table-row table:style-name="Tabela17.1">
          <table:table-cell table:style-name="Tabela17.A23" office:value-type="string">
            <text:p text:style-name="P73"/>
          </table:table-cell>
          <table:table-cell table:style-name="Tabela17.B23" office:value-type="string">
            <text:p text:style-name="P73">Mostrar</text:p>
          </table:table-cell>
        </table:table-row>
        <table:table-row table:style-name="Tabela17.1">
          <table:table-cell table:style-name="Tabela17.A24" office:value-type="string">
            <text:p text:style-name="P73">Define exclusão</text:p>
          </table:table-cell>
          <table:table-cell table:style-name="Tabela17.B24" office:value-type="string">
            <text:p text:style-name="P73">Validar dados</text:p>
          </table:table-cell>
        </table:table-row>
        <table:table-row table:style-name="Tabela17.1">
          <table:table-cell table:style-name="Tabela17.A25" office:value-type="string">
            <text:p text:style-name="P73"/>
          </table:table-cell>
          <table:table-cell table:style-name="Tabela17.B25" office:value-type="string">
            <text:p text:style-name="P73">Excluir</text:p>
          </table:table-cell>
        </table:table-row>
        <table:table-row table:style-name="Tabela17.26">
          <table:table-cell table:style-name="Tabela17.A2" office:value-type="string">
            <text:p text:style-name="P69">Restrições<text:span text:style-name="T1"> </text:span>/<text:span text:style-name="T1"> </text:span>Validações<text:span text:style-name="T1"> </text:span></text:p>
          </table:table-cell>
          <table:table-cell table:style-name="Tabela17.B26" office:value-type="string">
            <text:p text:style-name="P82">--------------------</text:p>
          </table:table-cell>
        </table:table-row>
      </table:table>
      <text:p text:style-name="P6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69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18.B1" office:value-type="string">
            <text:p text:style-name="P73">Gerenciamento de <text:span text:style-name="T36">Situacao</text:span></text:p>
          </table:table-cell>
        </table:table-row>
        <table:table-row table:style-name="Tabela18.1">
          <table:table-cell table:style-name="Tabela18.A2" office:value-type="string">
            <text:p text:style-name="P69">Caso<text:span text:style-name="T1"> </text:span>de<text:span text:style-name="T1"> </text:span>Uso<text:span text:style-name="T1"> </text:span>Geral</text:p>
          </table:table-cell>
          <table:table-cell table:style-name="Tabela18.B2" office:value-type="string">
            <text:p text:style-name="P82">--------------------</text:p>
          </table:table-cell>
        </table:table-row>
        <table:table-row table:style-name="Tabela18.1">
          <table:table-cell table:style-name="Tabela18.A2" office:value-type="string">
            <text:p text:style-name="P69">Ator<text:span text:style-name="T1"> </text:span>principal</text:p>
          </table:table-cell>
          <table:table-cell table:style-name="Tabela18.B3" office:value-type="string">
            <text:p text:style-name="P86">Gerente de patrimônio</text:p>
          </table:table-cell>
        </table:table-row>
        <table:table-row table:style-name="Tabela18.1">
          <table:table-cell table:style-name="Tabela18.A2" office:value-type="string">
            <text:p text:style-name="P69">Atores<text:span text:style-name="T1"> </text:span>Secundários</text:p>
          </table:table-cell>
          <table:table-cell table:style-name="Tabela18.B4" office:value-type="string">
            <text:p text:style-name="P82">--------------------</text:p>
          </table:table-cell>
        </table:table-row>
        <table:table-row table:style-name="Tabela18.1">
          <table:table-cell table:style-name="Tabela18.A2" office:value-type="string">
            <text:p text:style-name="P69">Resumo</text:p>
          </table:table-cell>
          <table:table-cell table:style-name="Tabela18.B5" office:value-type="string">
            <text:p text:style-name="P73">Este caso de uso descreve as etapas necessárias para gerenciamento de <text:span text:style-name="T36">situações</text:span>.</text:p>
          </table:table-cell>
        </table:table-row>
        <table:table-row table:style-name="Tabela18.1">
          <table:table-cell table:style-name="Tabela18.A2" office:value-type="string">
            <text:p text:style-name="P60">Analista</text:p>
          </table:table-cell>
          <table:table-cell table:style-name="Tabela18.B6" office:value-type="string">
            <text:p text:style-name="P56">Guilherme H. S. Da Silva</text:p>
          </table:table-cell>
        </table:table-row>
        <table:table-row table:style-name="Tabela18.1">
          <table:table-cell table:style-name="Tabela18.A7" office:value-type="string">
            <text:p text:style-name="P60">Data atualizações</text:p>
          </table:table-cell>
          <table:table-cell table:style-name="Tabela18.B7" office:value-type="string">
            <text:p text:style-name="P56">19 de set. 2024</text:p>
          </table:table-cell>
        </table:table-row>
        <table:table-row table:style-name="Tabela18.1">
          <table:table-cell table:style-name="Tabela18.A7" office:value-type="string">
            <text:p text:style-name="P69">Pré-Condições</text:p>
          </table:table-cell>
          <table:table-cell table:style-name="Tabela18.B8" office:value-type="string">
            <text:p text:style-name="P82">--------------------</text:p>
          </table:table-cell>
        </table:table-row>
        <table:table-row table:style-name="Tabela18.1">
          <table:table-cell table:style-name="Tabela18.A2" office:value-type="string">
            <text:p text:style-name="P69">Pós-Condições</text:p>
          </table:table-cell>
          <table:table-cell table:style-name="Tabela18.B9" office:value-type="string">
            <text:p text:style-name="P82">--------------------</text:p>
          </table:table-cell>
        </table:table-row>
        <table:table-row table:style-name="Tabela18.1">
          <table:table-cell table:style-name="Tabela18.A2" office:value-type="string">
            <text:p text:style-name="P69">Ações<text:span text:style-name="T1"> </text:span>do<text:span text:style-name="T1"> </text:span>Ator</text:p>
          </table:table-cell>
          <table:table-cell table:style-name="Tabela18.B10" office:value-type="string">
            <text:p text:style-name="P69">Ações<text:span text:style-name="T1"> </text:span>do<text:span text:style-name="T1"> </text:span>Sistema</text:p>
          </table:table-cell>
        </table:table-row>
        <table:table-row table:style-name="Tabela18.1">
          <table:table-cell table:style-name="Tabela18.A11" office:value-type="string">
            <text:p text:style-name="P76">Informa situacao</text:p>
          </table:table-cell>
          <table:table-cell table:style-name="Tabela18.B11" office:value-type="string">
            <text:p text:style-name="P76">Validar dados</text:p>
          </table:table-cell>
        </table:table-row>
        <table:table-row table:style-name="Tabela18.1">
          <table:table-cell table:style-name="Tabela18.A12" office:value-type="string">
            <text:p text:style-name="P69"/>
          </table:table-cell>
          <table:table-cell table:style-name="Tabela18.B12" office:value-type="string">
            <text:p text:style-name="P76">Gravar</text:p>
          </table:table-cell>
        </table:table-row>
        <text:soft-page-break/>
        <table:table-row table:style-name="Tabela18.1">
          <table:table-cell table:style-name="Tabela18.A13" office:value-type="string">
            <text:p text:style-name="P69"/>
          </table:table-cell>
          <table:table-cell table:style-name="Tabela18.B13" office:value-type="string">
            <text:p text:style-name="P69"/>
          </table:table-cell>
        </table:table-row>
        <table:table-row table:style-name="Tabela18.1">
          <table:table-cell table:style-name="Tabela18.A14" office:value-type="string">
            <text:p text:style-name="P73">Informa manutenção</text:p>
          </table:table-cell>
          <table:table-cell table:style-name="Tabela18.B14" office:value-type="string">
            <text:p text:style-name="P73">Buscar <text:span text:style-name="T36">Situacao</text:span></text:p>
          </table:table-cell>
        </table:table-row>
        <table:table-row table:style-name="Tabela18.1">
          <table:table-cell table:style-name="Tabela18.A15" office:value-type="string">
            <text:p text:style-name="P69"/>
          </table:table-cell>
          <table:table-cell table:style-name="Tabela18.B15" office:value-type="string">
            <text:p text:style-name="P73">Mostrar</text:p>
          </table:table-cell>
        </table:table-row>
        <table:table-row table:style-name="Tabela18.1">
          <table:table-cell table:style-name="Tabela18.A16" office:value-type="string">
            <text:p text:style-name="P73">Define manutenção</text:p>
          </table:table-cell>
          <table:table-cell table:style-name="Tabela18.B16" office:value-type="string">
            <text:p text:style-name="P73">Validar dados</text:p>
          </table:table-cell>
        </table:table-row>
        <table:table-row table:style-name="Tabela18.1">
          <table:table-cell table:style-name="Tabela18.A17" office:value-type="string">
            <text:p text:style-name="P69"/>
          </table:table-cell>
          <table:table-cell table:style-name="Tabela18.B17" office:value-type="string">
            <text:p text:style-name="P73">Atualizar</text:p>
          </table:table-cell>
        </table:table-row>
        <table:table-row table:style-name="Tabela18.1">
          <table:table-cell table:style-name="Tabela18.A18" office:value-type="string">
            <text:p text:style-name="P69"/>
          </table:table-cell>
          <table:table-cell table:style-name="Tabela18.B18" office:value-type="string">
            <text:p text:style-name="P69"/>
          </table:table-cell>
        </table:table-row>
        <table:table-row table:style-name="Tabela18.1">
          <table:table-cell table:style-name="Tabela18.A19" office:value-type="string">
            <text:p text:style-name="P73">Informa busca</text:p>
          </table:table-cell>
          <table:table-cell table:style-name="Tabela18.B19" office:value-type="string">
            <text:p text:style-name="P73">Buscar <text:span text:style-name="T36">Situacao</text:span></text:p>
          </table:table-cell>
        </table:table-row>
        <table:table-row table:style-name="Tabela18.1">
          <table:table-cell table:style-name="Tabela18.A20" office:value-type="string">
            <text:p text:style-name="P69"/>
          </table:table-cell>
          <table:table-cell table:style-name="Tabela18.B20" office:value-type="string">
            <text:p text:style-name="P73">Mostrar</text:p>
          </table:table-cell>
        </table:table-row>
        <table:table-row table:style-name="Tabela18.1">
          <table:table-cell table:style-name="Tabela18.A21" office:value-type="string">
            <text:p text:style-name="P69"/>
          </table:table-cell>
          <table:table-cell table:style-name="Tabela18.B21" office:value-type="string">
            <text:p text:style-name="P69"/>
          </table:table-cell>
        </table:table-row>
        <table:table-row table:style-name="Tabela18.1">
          <table:table-cell table:style-name="Tabela18.A22" office:value-type="string">
            <text:p text:style-name="P73">Informa exclusão</text:p>
          </table:table-cell>
          <table:table-cell table:style-name="Tabela18.B22" office:value-type="string">
            <text:p text:style-name="P73">Buscar <text:span text:style-name="T36">Situacao</text:span></text:p>
          </table:table-cell>
        </table:table-row>
        <table:table-row table:style-name="Tabela18.1">
          <table:table-cell table:style-name="Tabela18.A23" office:value-type="string">
            <text:p text:style-name="P73"/>
          </table:table-cell>
          <table:table-cell table:style-name="Tabela18.B23" office:value-type="string">
            <text:p text:style-name="P73">Mostrar</text:p>
          </table:table-cell>
        </table:table-row>
        <table:table-row table:style-name="Tabela18.1">
          <table:table-cell table:style-name="Tabela18.A24" office:value-type="string">
            <text:p text:style-name="P73">Define exclusão</text:p>
          </table:table-cell>
          <table:table-cell table:style-name="Tabela18.B24" office:value-type="string">
            <text:p text:style-name="P73">Validar dados</text:p>
          </table:table-cell>
        </table:table-row>
        <table:table-row table:style-name="Tabela18.1">
          <table:table-cell table:style-name="Tabela18.A25" office:value-type="string">
            <text:p text:style-name="P73"/>
          </table:table-cell>
          <table:table-cell table:style-name="Tabela18.B25" office:value-type="string">
            <text:p text:style-name="P73">Excluir</text:p>
          </table:table-cell>
        </table:table-row>
        <table:table-row table:style-name="Tabela18.26">
          <table:table-cell table:style-name="Tabela18.A2" office:value-type="string">
            <text:p text:style-name="P69">Restrições<text:span text:style-name="T1"> </text:span>/<text:span text:style-name="T1"> </text:span>Validações<text:span text:style-name="T1"> </text:span></text:p>
          </table:table-cell>
          <table:table-cell table:style-name="Tabela18.B26" office:value-type="string">
            <text:p text:style-name="P82">--------------------</text:p>
          </table:table-cell>
        </table:table-row>
      </table:table>
      <text:p text:style-name="P65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69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19.B1" office:value-type="string">
            <text:p text:style-name="P73">Gerenciamento de <text:span text:style-name="T36">Condicao</text:span></text:p>
          </table:table-cell>
        </table:table-row>
        <table:table-row table:style-name="Tabela19.1">
          <table:table-cell table:style-name="Tabela19.A2" office:value-type="string">
            <text:p text:style-name="P69">Caso<text:span text:style-name="T1"> </text:span>de<text:span text:style-name="T1"> </text:span>Uso<text:span text:style-name="T1"> </text:span>Geral</text:p>
          </table:table-cell>
          <table:table-cell table:style-name="Tabela19.B2" office:value-type="string">
            <text:p text:style-name="P82">--------------------</text:p>
          </table:table-cell>
        </table:table-row>
        <table:table-row table:style-name="Tabela19.1">
          <table:table-cell table:style-name="Tabela19.A2" office:value-type="string">
            <text:p text:style-name="P69">Ator<text:span text:style-name="T1"> </text:span>principal</text:p>
          </table:table-cell>
          <table:table-cell table:style-name="Tabela19.B3" office:value-type="string">
            <text:p text:style-name="P86">Gerente de patrimônio</text:p>
          </table:table-cell>
        </table:table-row>
        <table:table-row table:style-name="Tabela19.1">
          <table:table-cell table:style-name="Tabela19.A2" office:value-type="string">
            <text:p text:style-name="P69">Atores<text:span text:style-name="T1"> </text:span>Secundários</text:p>
          </table:table-cell>
          <table:table-cell table:style-name="Tabela19.B4" office:value-type="string">
            <text:p text:style-name="P82">--------------------</text:p>
          </table:table-cell>
        </table:table-row>
        <table:table-row table:style-name="Tabela19.1">
          <table:table-cell table:style-name="Tabela19.A2" office:value-type="string">
            <text:p text:style-name="P69">Resumo</text:p>
          </table:table-cell>
          <table:table-cell table:style-name="Tabela19.B5" office:value-type="string">
            <text:p text:style-name="P73">Este caso de uso descreve as etapas necessárias para gerenciamento de <text:span text:style-name="T36">condições</text:span>.</text:p>
          </table:table-cell>
        </table:table-row>
        <table:table-row table:style-name="Tabela19.1">
          <table:table-cell table:style-name="Tabela19.A2" office:value-type="string">
            <text:p text:style-name="P60">Analista</text:p>
          </table:table-cell>
          <table:table-cell table:style-name="Tabela19.B6" office:value-type="string">
            <text:p text:style-name="P56">Guilherme H. S. Da Silva</text:p>
          </table:table-cell>
        </table:table-row>
        <table:table-row table:style-name="Tabela19.1">
          <table:table-cell table:style-name="Tabela19.A7" office:value-type="string">
            <text:p text:style-name="P60">Data atualizações</text:p>
          </table:table-cell>
          <table:table-cell table:style-name="Tabela19.B7" office:value-type="string">
            <text:p text:style-name="P56">19 de set. 2024</text:p>
          </table:table-cell>
        </table:table-row>
        <table:table-row table:style-name="Tabela19.1">
          <table:table-cell table:style-name="Tabela19.A7" office:value-type="string">
            <text:p text:style-name="P69">Pré-Condições</text:p>
          </table:table-cell>
          <table:table-cell table:style-name="Tabela19.B8" office:value-type="string">
            <text:p text:style-name="P82">--------------------</text:p>
          </table:table-cell>
        </table:table-row>
        <table:table-row table:style-name="Tabela19.1">
          <table:table-cell table:style-name="Tabela19.A2" office:value-type="string">
            <text:p text:style-name="P69">Pós-Condições</text:p>
          </table:table-cell>
          <table:table-cell table:style-name="Tabela19.B9" office:value-type="string">
            <text:p text:style-name="P82">--------------------</text:p>
          </table:table-cell>
        </table:table-row>
        <table:table-row table:style-name="Tabela19.1">
          <table:table-cell table:style-name="Tabela19.A2" office:value-type="string">
            <text:p text:style-name="P69">Ações<text:span text:style-name="T1"> </text:span>do<text:span text:style-name="T1"> </text:span>Ator</text:p>
          </table:table-cell>
          <table:table-cell table:style-name="Tabela19.B10" office:value-type="string">
            <text:p text:style-name="P69">Ações<text:span text:style-name="T1"> </text:span>do<text:span text:style-name="T1"> </text:span>Sistema</text:p>
          </table:table-cell>
        </table:table-row>
        <table:table-row table:style-name="Tabela19.1">
          <table:table-cell table:style-name="Tabela19.A11" office:value-type="string">
            <text:p text:style-name="P76">Informa condicao</text:p>
          </table:table-cell>
          <table:table-cell table:style-name="Tabela19.B11" office:value-type="string">
            <text:p text:style-name="P76">Validar dados</text:p>
          </table:table-cell>
        </table:table-row>
        <table:table-row table:style-name="Tabela19.1">
          <table:table-cell table:style-name="Tabela19.A12" office:value-type="string">
            <text:p text:style-name="P69"/>
          </table:table-cell>
          <table:table-cell table:style-name="Tabela19.B12" office:value-type="string">
            <text:p text:style-name="P76">Gravar</text:p>
          </table:table-cell>
        </table:table-row>
        <table:table-row table:style-name="Tabela19.1">
          <table:table-cell table:style-name="Tabela19.A13" office:value-type="string">
            <text:p text:style-name="P69"/>
          </table:table-cell>
          <table:table-cell table:style-name="Tabela19.B13" office:value-type="string">
            <text:p text:style-name="P69"/>
          </table:table-cell>
        </table:table-row>
        <table:table-row table:style-name="Tabela19.1">
          <table:table-cell table:style-name="Tabela19.A14" office:value-type="string">
            <text:p text:style-name="P73">Informa manutenção</text:p>
          </table:table-cell>
          <table:table-cell table:style-name="Tabela19.B14" office:value-type="string">
            <text:p text:style-name="P73">Buscar <text:span text:style-name="T36">Condicao</text:span></text:p>
          </table:table-cell>
        </table:table-row>
        <table:table-row table:style-name="Tabela19.1">
          <table:table-cell table:style-name="Tabela19.A15" office:value-type="string">
            <text:p text:style-name="P69"/>
          </table:table-cell>
          <table:table-cell table:style-name="Tabela19.B15" office:value-type="string">
            <text:p text:style-name="P73">Mostrar</text:p>
          </table:table-cell>
        </table:table-row>
        <table:table-row table:style-name="Tabela19.1">
          <table:table-cell table:style-name="Tabela19.A16" office:value-type="string">
            <text:p text:style-name="P73">Define manutenção</text:p>
          </table:table-cell>
          <table:table-cell table:style-name="Tabela19.B16" office:value-type="string">
            <text:p text:style-name="P73">Validar dados</text:p>
          </table:table-cell>
        </table:table-row>
        <table:table-row table:style-name="Tabela19.1">
          <table:table-cell table:style-name="Tabela19.A17" office:value-type="string">
            <text:p text:style-name="P69"/>
          </table:table-cell>
          <table:table-cell table:style-name="Tabela19.B17" office:value-type="string">
            <text:p text:style-name="P73">Atualizar</text:p>
          </table:table-cell>
        </table:table-row>
        <table:table-row table:style-name="Tabela19.1">
          <table:table-cell table:style-name="Tabela19.A18" office:value-type="string">
            <text:p text:style-name="P69"/>
          </table:table-cell>
          <table:table-cell table:style-name="Tabela19.B18" office:value-type="string">
            <text:p text:style-name="P69"/>
          </table:table-cell>
        </table:table-row>
        <table:table-row table:style-name="Tabela19.1">
          <table:table-cell table:style-name="Tabela19.A19" office:value-type="string">
            <text:p text:style-name="P73">Informa busca</text:p>
          </table:table-cell>
          <table:table-cell table:style-name="Tabela19.B19" office:value-type="string">
            <text:p text:style-name="P73">Buscar <text:span text:style-name="T36">Condicao</text:span></text:p>
          </table:table-cell>
        </table:table-row>
        <table:table-row table:style-name="Tabela19.1">
          <table:table-cell table:style-name="Tabela19.A20" office:value-type="string">
            <text:p text:style-name="P69"/>
          </table:table-cell>
          <table:table-cell table:style-name="Tabela19.B20" office:value-type="string">
            <text:p text:style-name="P73">Mostrar</text:p>
          </table:table-cell>
        </table:table-row>
        <table:table-row table:style-name="Tabela19.1">
          <table:table-cell table:style-name="Tabela19.A21" office:value-type="string">
            <text:p text:style-name="P69"/>
          </table:table-cell>
          <table:table-cell table:style-name="Tabela19.B21" office:value-type="string">
            <text:p text:style-name="P69"/>
          </table:table-cell>
        </table:table-row>
        <table:table-row table:style-name="Tabela19.1">
          <table:table-cell table:style-name="Tabela19.A22" office:value-type="string">
            <text:p text:style-name="P73">Informa exclusão</text:p>
          </table:table-cell>
          <table:table-cell table:style-name="Tabela19.B22" office:value-type="string">
            <text:p text:style-name="P73">Buscar <text:span text:style-name="T36">Condicao</text:span></text:p>
          </table:table-cell>
        </table:table-row>
        <table:table-row table:style-name="Tabela19.1">
          <table:table-cell table:style-name="Tabela19.A23" office:value-type="string">
            <text:p text:style-name="P73"/>
          </table:table-cell>
          <table:table-cell table:style-name="Tabela19.B23" office:value-type="string">
            <text:p text:style-name="P73">Mostrar</text:p>
          </table:table-cell>
        </table:table-row>
        <table:table-row table:style-name="Tabela19.1">
          <table:table-cell table:style-name="Tabela19.A24" office:value-type="string">
            <text:p text:style-name="P73">Define exclusão</text:p>
          </table:table-cell>
          <table:table-cell table:style-name="Tabela19.B24" office:value-type="string">
            <text:p text:style-name="P73">Validar dados</text:p>
          </table:table-cell>
        </table:table-row>
        <table:table-row table:style-name="Tabela19.1">
          <table:table-cell table:style-name="Tabela19.A25" office:value-type="string">
            <text:p text:style-name="P73"/>
          </table:table-cell>
          <table:table-cell table:style-name="Tabela19.B25" office:value-type="string">
            <text:p text:style-name="P73">Excluir</text:p>
          </table:table-cell>
        </table:table-row>
        <table:table-row table:style-name="Tabela19.26">
          <table:table-cell table:style-name="Tabela19.A2" office:value-type="string">
            <text:p text:style-name="P69">Restrições<text:span text:style-name="T1"> </text:span>/<text:span text:style-name="T1"> </text:span>Validações<text:span text:style-name="T1"> </text:span></text:p>
          </table:table-cell>
          <table:table-cell table:style-name="Tabela19.B26" office:value-type="string">
            <text:p text:style-name="P82">--------------------</text:p>
          </table:table-cell>
        </table:table-row>
      </table:table>
      <text:p text:style-name="P65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70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20.B1" office:value-type="string">
            <text:p text:style-name="P74">Gerenciamento de <text:span text:style-name="T37">Patrimonio</text:span></text:p>
          </table:table-cell>
        </table:table-row>
        <table:table-row table:style-name="Tabela20.1">
          <table:table-cell table:style-name="Tabela20.A2" office:value-type="string">
            <text:p text:style-name="P70">Caso<text:span text:style-name="T1"> </text:span>de<text:span text:style-name="T1"> </text:span>Uso<text:span text:style-name="T1"> </text:span>Geral</text:p>
          </table:table-cell>
          <table:table-cell table:style-name="Tabela20.B2" office:value-type="string">
            <text:p text:style-name="P83">--------------------</text:p>
          </table:table-cell>
        </table:table-row>
        <table:table-row table:style-name="Tabela20.1">
          <table:table-cell table:style-name="Tabela20.A2" office:value-type="string">
            <text:p text:style-name="P70">Ator<text:span text:style-name="T1"> </text:span>principal</text:p>
          </table:table-cell>
          <table:table-cell table:style-name="Tabela20.B3" office:value-type="string">
            <text:p text:style-name="P87">Gerente de patrimônio</text:p>
          </table:table-cell>
        </table:table-row>
        <table:table-row table:style-name="Tabela20.1">
          <table:table-cell table:style-name="Tabela20.A2" office:value-type="string">
            <text:p text:style-name="P70">Atores<text:span text:style-name="T1"> </text:span>Secundários</text:p>
          </table:table-cell>
          <table:table-cell table:style-name="Tabela20.B4" office:value-type="string">
            <text:p text:style-name="P83">--------------------</text:p>
          </table:table-cell>
        </table:table-row>
        <table:table-row table:style-name="Tabela20.1">
          <table:table-cell table:style-name="Tabela20.A2" office:value-type="string">
            <text:p text:style-name="P70">Resumo</text:p>
          </table:table-cell>
          <table:table-cell table:style-name="Tabela20.B5" office:value-type="string">
            <text:p text:style-name="P74">Este caso de uso descreve as etapas necessárias para gerenciamento de <text:span text:style-name="T37">patrimônios</text:span>.</text:p>
          </table:table-cell>
        </table:table-row>
        <table:table-row table:style-name="Tabela20.1">
          <table:table-cell table:style-name="Tabela20.A2" office:value-type="string">
            <text:p text:style-name="P61">Analista</text:p>
          </table:table-cell>
          <table:table-cell table:style-name="Tabela20.B6" office:value-type="string">
            <text:p text:style-name="P57">Guilherme H. S. Da Silva</text:p>
          </table:table-cell>
        </table:table-row>
        <table:table-row table:style-name="Tabela20.1">
          <table:table-cell table:style-name="Tabela20.A7" office:value-type="string">
            <text:p text:style-name="P61">Data atualizações</text:p>
          </table:table-cell>
          <table:table-cell table:style-name="Tabela20.B7" office:value-type="string">
            <text:p text:style-name="P57">19 de set. 2024</text:p>
          </table:table-cell>
        </table:table-row>
        <text:soft-page-break/>
        <table:table-row table:style-name="Tabela20.1">
          <table:table-cell table:style-name="Tabela20.A7" office:value-type="string">
            <text:p text:style-name="P70">Pré-Condições</text:p>
          </table:table-cell>
          <table:table-cell table:style-name="Tabela20.B8" office:value-type="string">
            <text:p text:style-name="P88">Categoria, Situacao, Condicao</text:p>
          </table:table-cell>
        </table:table-row>
        <table:table-row table:style-name="Tabela20.1">
          <table:table-cell table:style-name="Tabela20.A2" office:value-type="string">
            <text:p text:style-name="P70">Pós-Condições</text:p>
          </table:table-cell>
          <table:table-cell table:style-name="Tabela20.B9" office:value-type="string">
            <text:p text:style-name="P83">--------------------</text:p>
          </table:table-cell>
        </table:table-row>
        <table:table-row table:style-name="Tabela20.1">
          <table:table-cell table:style-name="Tabela20.A2" office:value-type="string">
            <text:p text:style-name="P70">Ações<text:span text:style-name="T1"> </text:span>do<text:span text:style-name="T1"> </text:span>Ator</text:p>
          </table:table-cell>
          <table:table-cell table:style-name="Tabela20.B10" office:value-type="string">
            <text:p text:style-name="P70">Ações<text:span text:style-name="T1"> </text:span>do<text:span text:style-name="T1"> </text:span>Sistema</text:p>
          </table:table-cell>
        </table:table-row>
        <table:table-row table:style-name="Tabela20.1">
          <table:table-cell table:style-name="Tabela20.A11" office:value-type="string">
            <text:p text:style-name="P77">Informa <text:span text:style-name="T37">patrimonio</text:span></text:p>
          </table:table-cell>
          <table:table-cell table:style-name="Tabela20.B11" office:value-type="string">
            <text:p text:style-name="P78">Buscar Categoria, Situacao, Condicao</text:p>
          </table:table-cell>
        </table:table-row>
        <table:table-row table:style-name="Tabela20.1">
          <table:table-cell table:style-name="Tabela20.A12" office:value-type="string">
            <text:p text:style-name="P70"/>
          </table:table-cell>
          <table:table-cell table:style-name="Tabela20.B12" office:value-type="string">
            <text:p text:style-name="P78">Mostrar</text:p>
          </table:table-cell>
        </table:table-row>
        <table:table-row table:style-name="Tabela20.1">
          <table:table-cell table:style-name="Tabela20.A13" office:value-type="string">
            <text:p text:style-name="P78">Define patrimonio</text:p>
          </table:table-cell>
          <table:table-cell table:style-name="Tabela20.B13" office:value-type="string">
            <text:p text:style-name="P77">Validar dados</text:p>
          </table:table-cell>
        </table:table-row>
        <table:table-row table:style-name="Tabela20.1">
          <table:table-cell table:style-name="Tabela20.A14" office:value-type="string">
            <text:p text:style-name="P70"/>
          </table:table-cell>
          <table:table-cell table:style-name="Tabela20.B14" office:value-type="string">
            <text:p text:style-name="P77">Gravar</text:p>
          </table:table-cell>
        </table:table-row>
        <table:table-row table:style-name="Tabela20.1">
          <table:table-cell table:style-name="Tabela20.A15" office:value-type="string">
            <text:p text:style-name="P70"/>
          </table:table-cell>
          <table:table-cell table:style-name="Tabela20.B15" office:value-type="string">
            <text:p text:style-name="P70"/>
          </table:table-cell>
        </table:table-row>
        <table:table-row table:style-name="Tabela20.1">
          <table:table-cell table:style-name="Tabela20.A16" office:value-type="string">
            <text:p text:style-name="P74">Informa manutenção</text:p>
          </table:table-cell>
          <table:table-cell table:style-name="Tabela20.B16" office:value-type="string">
            <text:p text:style-name="P78">Buscar Patrimonio, Categoria, Situacao, Condicao</text:p>
          </table:table-cell>
        </table:table-row>
        <table:table-row table:style-name="Tabela20.1">
          <table:table-cell table:style-name="Tabela20.A17" office:value-type="string">
            <text:p text:style-name="P70"/>
          </table:table-cell>
          <table:table-cell table:style-name="Tabela20.B17" office:value-type="string">
            <text:p text:style-name="P74">Mostrar</text:p>
          </table:table-cell>
        </table:table-row>
        <table:table-row table:style-name="Tabela20.1">
          <table:table-cell table:style-name="Tabela20.A18" office:value-type="string">
            <text:p text:style-name="P74">Define manutenção</text:p>
          </table:table-cell>
          <table:table-cell table:style-name="Tabela20.B18" office:value-type="string">
            <text:p text:style-name="P74">Validar dados</text:p>
          </table:table-cell>
        </table:table-row>
        <table:table-row table:style-name="Tabela20.1">
          <table:table-cell table:style-name="Tabela20.A19" office:value-type="string">
            <text:p text:style-name="P70"/>
          </table:table-cell>
          <table:table-cell table:style-name="Tabela20.B19" office:value-type="string">
            <text:p text:style-name="P74">Atualizar</text:p>
          </table:table-cell>
        </table:table-row>
        <table:table-row table:style-name="Tabela20.1">
          <table:table-cell table:style-name="Tabela20.A20" office:value-type="string">
            <text:p text:style-name="P70"/>
          </table:table-cell>
          <table:table-cell table:style-name="Tabela20.B20" office:value-type="string">
            <text:p text:style-name="P70"/>
          </table:table-cell>
        </table:table-row>
        <table:table-row table:style-name="Tabela20.1">
          <table:table-cell table:style-name="Tabela20.A21" office:value-type="string">
            <text:p text:style-name="P74">Informa busca</text:p>
          </table:table-cell>
          <table:table-cell table:style-name="Tabela20.B21" office:value-type="string">
            <text:p text:style-name="P78">Buscar Patrimonio, Categoria, Situacao, Condicao</text:p>
          </table:table-cell>
        </table:table-row>
        <table:table-row table:style-name="Tabela20.1">
          <table:table-cell table:style-name="Tabela20.A22" office:value-type="string">
            <text:p text:style-name="P70"/>
          </table:table-cell>
          <table:table-cell table:style-name="Tabela20.B22" office:value-type="string">
            <text:p text:style-name="P74">Mostrar</text:p>
          </table:table-cell>
        </table:table-row>
        <table:table-row table:style-name="Tabela20.1">
          <table:table-cell table:style-name="Tabela20.A23" office:value-type="string">
            <text:p text:style-name="P70"/>
          </table:table-cell>
          <table:table-cell table:style-name="Tabela20.B23" office:value-type="string">
            <text:p text:style-name="P70"/>
          </table:table-cell>
        </table:table-row>
        <table:table-row table:style-name="Tabela20.1">
          <table:table-cell table:style-name="Tabela20.A24" office:value-type="string">
            <text:p text:style-name="P74">Informa exclusão</text:p>
          </table:table-cell>
          <table:table-cell table:style-name="Tabela20.B24" office:value-type="string">
            <text:p text:style-name="P78">Buscar Patrimonio, Categoria, Situacao, Condicao</text:p>
          </table:table-cell>
        </table:table-row>
        <table:table-row table:style-name="Tabela20.1">
          <table:table-cell table:style-name="Tabela20.A25" office:value-type="string">
            <text:p text:style-name="P74"/>
          </table:table-cell>
          <table:table-cell table:style-name="Tabela20.B25" office:value-type="string">
            <text:p text:style-name="P74">Mostrar</text:p>
          </table:table-cell>
        </table:table-row>
        <table:table-row table:style-name="Tabela20.1">
          <table:table-cell table:style-name="Tabela20.A26" office:value-type="string">
            <text:p text:style-name="P74">Define exclusão</text:p>
          </table:table-cell>
          <table:table-cell table:style-name="Tabela20.B26" office:value-type="string">
            <text:p text:style-name="P74">Validar dados</text:p>
          </table:table-cell>
        </table:table-row>
        <table:table-row table:style-name="Tabela20.1">
          <table:table-cell table:style-name="Tabela20.A27" office:value-type="string">
            <text:p text:style-name="P74"/>
          </table:table-cell>
          <table:table-cell table:style-name="Tabela20.B27" office:value-type="string">
            <text:p text:style-name="P74">Excluir</text:p>
          </table:table-cell>
        </table:table-row>
        <table:table-row table:style-name="Tabela20.28">
          <table:table-cell table:style-name="Tabela20.A2" office:value-type="string">
            <text:p text:style-name="P70">Restrições<text:span text:style-name="T1"> </text:span>/<text:span text:style-name="T1"> </text:span>Validações<text:span text:style-name="T1"> </text:span></text:p>
          </table:table-cell>
          <table:table-cell table:style-name="Tabela20.B28" office:value-type="string">
            <text:p text:style-name="P83">--------------------</text:p>
          </table:table-cell>
        </table:table-row>
      </table:table>
      <text:p text:style-name="P66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70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21.B1" office:value-type="string">
            <text:p text:style-name="P78">Requerimento de Inventario</text:p>
          </table:table-cell>
        </table:table-row>
        <table:table-row table:style-name="Tabela21.1">
          <table:table-cell table:style-name="Tabela21.A2" office:value-type="string">
            <text:p text:style-name="P70">Caso<text:span text:style-name="T1"> </text:span>de<text:span text:style-name="T1"> </text:span>Uso<text:span text:style-name="T1"> </text:span>Geral</text:p>
          </table:table-cell>
          <table:table-cell table:style-name="Tabela21.B2" office:value-type="string">
            <text:p text:style-name="P83">--------------------</text:p>
          </table:table-cell>
        </table:table-row>
        <table:table-row table:style-name="Tabela21.1">
          <table:table-cell table:style-name="Tabela21.A2" office:value-type="string">
            <text:p text:style-name="P70">Ator<text:span text:style-name="T1"> </text:span>principal</text:p>
          </table:table-cell>
          <table:table-cell table:style-name="Tabela21.B3" office:value-type="string">
            <text:p text:style-name="P88">Usuário Comum</text:p>
          </table:table-cell>
        </table:table-row>
        <table:table-row table:style-name="Tabela21.1">
          <table:table-cell table:style-name="Tabela21.A2" office:value-type="string">
            <text:p text:style-name="P70">Atores<text:span text:style-name="T1"> </text:span>Secundários</text:p>
          </table:table-cell>
          <table:table-cell table:style-name="Tabela21.B4" office:value-type="string">
            <text:p text:style-name="P83">--------------------</text:p>
          </table:table-cell>
        </table:table-row>
        <table:table-row table:style-name="Tabela21.1">
          <table:table-cell table:style-name="Tabela21.A2" office:value-type="string">
            <text:p text:style-name="P70">Resumo</text:p>
          </table:table-cell>
          <table:table-cell table:style-name="Tabela21.B5" office:value-type="string">
            <text:p text:style-name="P74">Este caso de uso descreve as etapas necessárias para <text:span text:style-name="T37">abrir um requerimento de inventário (alteração nos dados de patrimônio)</text:span>.</text:p>
          </table:table-cell>
        </table:table-row>
        <table:table-row table:style-name="Tabela21.1">
          <table:table-cell table:style-name="Tabela21.A2" office:value-type="string">
            <text:p text:style-name="P61">Analista</text:p>
          </table:table-cell>
          <table:table-cell table:style-name="Tabela21.B6" office:value-type="string">
            <text:p text:style-name="P57">Guilherme H. S. Da Silva</text:p>
          </table:table-cell>
        </table:table-row>
        <table:table-row table:style-name="Tabela21.1">
          <table:table-cell table:style-name="Tabela21.A7" office:value-type="string">
            <text:p text:style-name="P61">Data atualizações</text:p>
          </table:table-cell>
          <table:table-cell table:style-name="Tabela21.B7" office:value-type="string">
            <text:p text:style-name="P57">19 de set. 2024</text:p>
          </table:table-cell>
        </table:table-row>
        <table:table-row table:style-name="Tabela21.1">
          <table:table-cell table:style-name="Tabela21.A7" office:value-type="string">
            <text:p text:style-name="P70">Pré-Condições</text:p>
          </table:table-cell>
          <table:table-cell table:style-name="Tabela21.B8" office:value-type="string">
            <text:p text:style-name="P88">Usuario, Patrimonio</text:p>
          </table:table-cell>
        </table:table-row>
        <table:table-row table:style-name="Tabela21.1">
          <table:table-cell table:style-name="Tabela21.A2" office:value-type="string">
            <text:p text:style-name="P70">Pós-Condições</text:p>
          </table:table-cell>
          <table:table-cell table:style-name="Tabela21.B9" office:value-type="string">
            <text:p text:style-name="P88">Enviar requerimento para Gerente de patrimônio</text:p>
          </table:table-cell>
        </table:table-row>
        <table:table-row table:style-name="Tabela21.1">
          <table:table-cell table:style-name="Tabela21.A2" office:value-type="string">
            <text:p text:style-name="P70">Ações<text:span text:style-name="T1"> </text:span>do<text:span text:style-name="T1"> </text:span>Ator</text:p>
          </table:table-cell>
          <table:table-cell table:style-name="Tabela21.B10" office:value-type="string">
            <text:p text:style-name="P70">Ações<text:span text:style-name="T1"> </text:span>do<text:span text:style-name="T1"> </text:span>Sistema</text:p>
          </table:table-cell>
        </table:table-row>
        <table:table-row table:style-name="Tabela21.1">
          <table:table-cell table:style-name="Tabela21.A11" office:value-type="string">
            <text:p text:style-name="P79">Informar requerimento</text:p>
          </table:table-cell>
          <table:table-cell table:style-name="Tabela21.B11" office:value-type="string">
            <text:p text:style-name="P79">Buscar Usuario (usuário que está cadastrando requerimento), Patrimonio (patrimônio em questão)</text:p>
          </table:table-cell>
        </table:table-row>
        <table:table-row table:style-name="Tabela21.1">
          <table:table-cell table:style-name="Tabela21.A12" office:value-type="string">
            <text:p text:style-name="P70"/>
          </table:table-cell>
          <table:table-cell table:style-name="Tabela21.B12" office:value-type="string">
            <text:p text:style-name="P79">Mostrar</text:p>
          </table:table-cell>
        </table:table-row>
        <table:table-row table:style-name="Tabela21.1">
          <table:table-cell table:style-name="Tabela21.A13" office:value-type="string">
            <text:p text:style-name="P79">Define requerimento</text:p>
          </table:table-cell>
          <table:table-cell table:style-name="Tabela21.B13" office:value-type="string">
            <text:p text:style-name="P79">Validar dados</text:p>
          </table:table-cell>
        </table:table-row>
        <table:table-row table:style-name="Tabela21.1">
          <table:table-cell table:style-name="Tabela21.A14" office:value-type="string">
            <text:p text:style-name="P70"/>
          </table:table-cell>
          <table:table-cell table:style-name="Tabela21.B14" office:value-type="string">
            <text:p text:style-name="P79">Gravar</text:p>
          </table:table-cell>
        </table:table-row>
        <table:table-row table:style-name="Tabela21.1">
          <table:table-cell table:style-name="Tabela21.A15" office:value-type="string">
            <text:p text:style-name="P70"/>
          </table:table-cell>
          <table:table-cell table:style-name="Tabela21.B15" office:value-type="string">
            <text:p text:style-name="P79">Enviar requerimento para Gerente de patrimônio</text:p>
          </table:table-cell>
        </table:table-row>
        <table:table-row table:style-name="Tabela21.16">
          <table:table-cell table:style-name="Tabela21.A2" office:value-type="string">
            <text:p text:style-name="P70">Restrições<text:span text:style-name="T1"> </text:span>/<text:span text:style-name="T1"> </text:span>Validações<text:span text:style-name="T1"> </text:span></text:p>
          </table:table-cell>
          <table:table-cell table:style-name="Tabela21.B16" office:value-type="string">
            <text:p text:style-name="P83">--------------------</text:p>
          </table:table-cell>
        </table:table-row>
      </table:table>
      <text:p text:style-name="P66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71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22.B1" office:value-type="string">
            <text:p text:style-name="P79">Solicitação de Emprestimo</text:p>
          </table:table-cell>
        </table:table-row>
        <table:table-row table:style-name="Tabela22.1">
          <table:table-cell table:style-name="Tabela22.A2" office:value-type="string">
            <text:p text:style-name="P71">Caso<text:span text:style-name="T1"> </text:span>de<text:span text:style-name="T1"> </text:span>Uso<text:span text:style-name="T1"> </text:span>Geral</text:p>
          </table:table-cell>
          <table:table-cell table:style-name="Tabela22.B2" office:value-type="string">
            <text:p text:style-name="P84">--------------------</text:p>
          </table:table-cell>
        </table:table-row>
        <table:table-row table:style-name="Tabela22.1">
          <table:table-cell table:style-name="Tabela22.A2" office:value-type="string">
            <text:p text:style-name="P71">Ator<text:span text:style-name="T1"> </text:span>principal</text:p>
          </table:table-cell>
          <table:table-cell table:style-name="Tabela22.B3" office:value-type="string">
            <text:p text:style-name="P89">Usuário Comum</text:p>
          </table:table-cell>
        </table:table-row>
        <table:table-row table:style-name="Tabela22.1">
          <table:table-cell table:style-name="Tabela22.A2" office:value-type="string">
            <text:p text:style-name="P71">Atores<text:span text:style-name="T1"> </text:span>Secundários</text:p>
          </table:table-cell>
          <table:table-cell table:style-name="Tabela22.B4" office:value-type="string">
            <text:p text:style-name="P84">--------------------</text:p>
          </table:table-cell>
        </table:table-row>
        <table:table-row table:style-name="Tabela22.1">
          <table:table-cell table:style-name="Tabela22.A2" office:value-type="string">
            <text:p text:style-name="P71">Resumo</text:p>
          </table:table-cell>
          <table:table-cell table:style-name="Tabela22.B5" office:value-type="string">
            <text:p text:style-name="P75">Este caso de uso descreve as etapas necessárias para <text:span text:style-name="T37">abrir um</text:span><text:span text:style-name="T38">a solicitação de empréstimo.</text:span></text:p>
          </table:table-cell>
        </table:table-row>
        <table:table-row table:style-name="Tabela22.1">
          <table:table-cell table:style-name="Tabela22.A2" office:value-type="string">
            <text:p text:style-name="P62">Analista</text:p>
          </table:table-cell>
          <table:table-cell table:style-name="Tabela22.B6" office:value-type="string">
            <text:p text:style-name="P58">Guilherme H. S. Da Silva</text:p>
          </table:table-cell>
        </table:table-row>
        <table:table-row table:style-name="Tabela22.1">
          <table:table-cell table:style-name="Tabela22.A7" office:value-type="string">
            <text:p text:style-name="P62">Data atualizações</text:p>
          </table:table-cell>
          <table:table-cell table:style-name="Tabela22.B7" office:value-type="string">
            <text:p text:style-name="P58">19 de set. 2024</text:p>
          </table:table-cell>
        </table:table-row>
        <table:table-row table:style-name="Tabela22.1">
          <table:table-cell table:style-name="Tabela22.A7" office:value-type="string">
            <text:p text:style-name="P71">Pré-Condições</text:p>
          </table:table-cell>
          <table:table-cell table:style-name="Tabela22.B8" office:value-type="string">
            <text:p text:style-name="P89">Usuario, Patrimonio</text:p>
          </table:table-cell>
        </table:table-row>
        <text:soft-page-break/>
        <table:table-row table:style-name="Tabela22.1">
          <table:table-cell table:style-name="Tabela22.A2" office:value-type="string">
            <text:p text:style-name="P71">Pós-Condições</text:p>
          </table:table-cell>
          <table:table-cell table:style-name="Tabela22.B9" office:value-type="string">
            <text:p text:style-name="P89">Enviar requerimento para <text:span text:style-name="T38">Coordenador de laboratório</text:span></text:p>
          </table:table-cell>
        </table:table-row>
        <table:table-row table:style-name="Tabela22.1">
          <table:table-cell table:style-name="Tabela22.A2" office:value-type="string">
            <text:p text:style-name="P71">Ações<text:span text:style-name="T1"> </text:span>do<text:span text:style-name="T1"> </text:span>Ator</text:p>
          </table:table-cell>
          <table:table-cell table:style-name="Tabela22.B10" office:value-type="string">
            <text:p text:style-name="P71">Ações<text:span text:style-name="T1"> </text:span>do<text:span text:style-name="T1"> </text:span>Sistema</text:p>
          </table:table-cell>
        </table:table-row>
        <table:table-row table:style-name="Tabela22.1">
          <table:table-cell table:style-name="Tabela22.A11" office:value-type="string">
            <text:p text:style-name="P79">Informar solicitação</text:p>
          </table:table-cell>
          <table:table-cell table:style-name="Tabela22.B11" office:value-type="string">
            <text:p text:style-name="P79">Buscar Usuario (usuário que está solicitando empréstimo), Patrimonio (patrimônio em questão)</text:p>
          </table:table-cell>
        </table:table-row>
        <table:table-row table:style-name="Tabela22.1">
          <table:table-cell table:style-name="Tabela22.A12" office:value-type="string">
            <text:p text:style-name="P71"/>
          </table:table-cell>
          <table:table-cell table:style-name="Tabela22.B12" office:value-type="string">
            <text:p text:style-name="P79">Mostrar</text:p>
          </table:table-cell>
        </table:table-row>
        <table:table-row table:style-name="Tabela22.1">
          <table:table-cell table:style-name="Tabela22.A13" office:value-type="string">
            <text:p text:style-name="P79">Define solicitação</text:p>
          </table:table-cell>
          <table:table-cell table:style-name="Tabela22.B13" office:value-type="string">
            <text:p text:style-name="P79">Validar dados</text:p>
          </table:table-cell>
        </table:table-row>
        <table:table-row table:style-name="Tabela22.1">
          <table:table-cell table:style-name="Tabela22.A14" office:value-type="string">
            <text:p text:style-name="P71"/>
          </table:table-cell>
          <table:table-cell table:style-name="Tabela22.B14" office:value-type="string">
            <text:p text:style-name="P79">Gravar</text:p>
          </table:table-cell>
        </table:table-row>
        <table:table-row table:style-name="Tabela22.1">
          <table:table-cell table:style-name="Tabela22.A15" office:value-type="string">
            <text:p text:style-name="P71"/>
          </table:table-cell>
          <table:table-cell table:style-name="Tabela22.B15" office:value-type="string">
            <text:p text:style-name="P79">Enviar requerimento para Coordenador de laboratório</text:p>
          </table:table-cell>
        </table:table-row>
        <table:table-row table:style-name="Tabela22.16">
          <table:table-cell table:style-name="Tabela22.A2" office:value-type="string">
            <text:p text:style-name="P71">Restrições<text:span text:style-name="T1"> </text:span>/<text:span text:style-name="T1"> </text:span>Validações<text:span text:style-name="T1"> </text:span></text:p>
          </table:table-cell>
          <table:table-cell table:style-name="Tabela22.B16" office:value-type="string">
            <text:p text:style-name="P84">--------------------</text:p>
          </table:table-cell>
        </table:table-row>
      </table:table>
      <text:p text:style-name="P67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/>
    <style:font-face style:name="OpenSymbol1" svg:font-family="OpenSymbol, 'Arial Unicode MS'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7pt" style:font-size-asian="7pt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rpo_20_de_20_texto_20_22" style:display-name="Corpo de texto 22" style:family="paragraph" style:parent-style-name="Standard">
      <style:paragraph-properties fo:text-align="justify" style:justify-single-word="false"/>
      <style:text-properties style:font-name="Verdana" fo:font-family="Verdan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="Verdana" fo:font-family="Verdan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3" style:display-name="Corpo de texto 23" style:family="paragraph" style:parent-style-name="Standard">
      <style:paragraph-properties fo:margin-top="0cm" fo:margin-bottom="0.212cm" style:contextual-spacing="false" fo:line-height="200%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quadro" style:display-name="Conteúdo de quadro" style:family="paragraph" style:parent-style-name="Text_20_body"/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</style:style>
    <style:style style:name="Preformatted_20_Text_20__28_user_29_" style:display-name="Preformatted Text (user)" style:family="paragraph" style:parent-style-name="Standard">
      <style:paragraph-properties fo:orphans="0" fo:widows="0" style:vertical-align="baseline"/>
      <style:text-properties fo:font-size="10pt" style:letter-kerning="true" style:font-name-asian="Courier New" style:font-family-asian="'Courier New'" style:font-family-generic-asian="modern" style:font-size-asian="10pt" style:language-asian="zh" style:country-asian="CN" style:font-name-complex="Courier New" style:font-family-complex="'Courier New'" style:font-family-generic-complex="modern" style:font-size-complex="10pt" style:language-complex="hi" style:country-complex="IN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Autores" style:family="paragraph" style:parent-style-name="Standard">
      <style:paragraph-properties fo:margin-top="0cm" fo:margin-bottom="0.847cm" style:contextual-spacing="false" fo:text-align="center" style:justify-single-word="false" fo:hyphenation-ladder-count="no-limit"/>
      <style:text-properties fo:font-size="10pt" fo:language="pt" fo:country="PT" fo:font-weight="bold" style:font-size-asian="10pt" style:font-weight-asian="bold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charset-complex="x-symbol" style:font-size-complex="9pt"/>
    </style:style>
    <style:style style:name="WW8Num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charset-complex="x-symbol" style:font-size-complex="9pt"/>
    </style:style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charset-complex="x-symbol" style:font-size-complex="9pt"/>
    </style:style>
    <style:style style:name="Fonte_20_parág._20_padrão2" style:display-name="Fonte parág. padrão2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Times New Roman" fo:font-family="'Times New Roman'" style:font-family-generic="roman" style:font-pitch="variable" fo:font-size="9pt" fo:font-weight="normal" style:font-name-asian="Times New Roman" style:font-family-asian="'Times New Roman'" style:font-family-generic-asian="roman" style:font-pitch-asian="variable" style:font-size-asian="9pt" style:font-weight-asian="normal"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24cm" fo:text-indent="-0.318cm" fo:margin-left="5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34cm" fo:text-indent="-0.318cm" fo:margin-left="9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504cm" fo:text-indent="-0.635cm" fo:margin-left="10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74cm" fo:text-indent="-0.635cm" fo:margin-left="11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44cm" fo:text-indent="-0.318cm" fo:margin-left="13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Verdana" fo:font-size="10pt" officeooo:rsid="007af1b6" officeooo:paragraph-rsid="00594205" style:font-size-asian="10pt" style:font-name-complex="Verdana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49cm" fo:margin-left="1.588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1cm" fo:margin-left="0cm" fo:margin-right="0cm" fo:margin-top="0.91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1.588cm" fo:margin-right="1.2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odelo de Documentos – Prof. Nisval F. Guimarães – IFG – Inhumas – Análise de Sistemas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  <style:master-page style:name="Landscap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ituto Federal de Goiás - Campus Inhumas</dc:title>
    <meta:initial-creator>USUARIO</meta:initial-creator>
    <meta:creation-date>2011-06-22T10:46:00</meta:creation-date>
    <dc:date>2024-09-19T14:54:19.471892200</dc:date>
    <meta:print-date>2014-06-25T17:40:08.222325691</meta:print-date>
    <meta:editing-cycles>82</meta:editing-cycles>
    <meta:editing-duration>PT12H35M40S</meta:editing-duration>
    <meta:generator>LibreOffice/24.2.5.2$Linux_X86_64 LibreOffice_project/420$Build-2</meta:generator>
    <meta:printed-by>Nisval Guimaães</meta:printed-by>
    <meta:document-statistic meta:table-count="22" meta:image-count="0" meta:object-count="0" meta:page-count="11" meta:paragraph-count="663" meta:word-count="2319" meta:character-count="16002" meta:non-whitespace-character-count="14111"/>
    <meta:user-defined meta:name="Informações 1"/>
    <meta:user-defined meta:name="Informações 2"/>
    <meta:user-defined meta:name="Informações 3"/>
    <meta:user-defined meta:name="Informações 4"/>
  </office:meta>
</office:document-meta>
</file>